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tinuous 48s" table:style-name="ta1">
        <table:shapes>
          <draw:frame draw:z-index="0" draw:style-name="gr1" draw:text-style-name="P1" svg:width="1014.66pt" svg:height="712.29pt" svg:x="195.62pt" svg:y="3pt">
            <loext:p draw:notify-on-update-of-ranges="'continuous 48s'.A1:'continuous 48s'.A1000 'continuous 48s'.B1:'continuous 48s'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64.77pt" svg:height="764.31pt" svg:x="247.83pt" svg:y="12811.24pt">
            <loext:p draw:notify-on-update-of-ranges="'continuous 48s'.A1002:'continuous 48s'.A2001 'continuous 48s'.B1002:'continuous 48s'.B2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09.98pt" svg:height="715.29pt" svg:x="195.62pt" svg:y="25628.6pt">
            <loext:p draw:notify-on-update-of-ranges="'continuous 48s'.A2003:'continuous 48s'.A3002 'continuous 48s'.B2003:'continuous 48s'.B30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33" calcext:value-type="float">
            <text:p>63833</text:p>
          </table:table-cell>
          <table:table-cell office:value-type="string" calcext:value-type="string">
            <text:p>0000F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836" calcext:value-type="float">
            <text:p>63836</text:p>
          </table:table-cell>
          <table:table-cell office:value-type="string" calcext:value-type="string">
            <text:p>0000F95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840" calcext:value-type="float">
            <text:p>63840</text:p>
          </table:table-cell>
          <table:table-cell office:value-type="string" calcext:value-type="string">
            <text:p>0000F9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0000F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848" calcext:value-type="float">
            <text:p>63848</text:p>
          </table:table-cell>
          <table:table-cell office:value-type="string" calcext:value-type="string">
            <text:p>0000F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852" calcext:value-type="float">
            <text:p>63852</text:p>
          </table:table-cell>
          <table:table-cell office:value-type="string" calcext:value-type="string">
            <text:p>0000F96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854" calcext:value-type="float">
            <text:p>63854</text:p>
          </table:table-cell>
          <table:table-cell office:value-type="string" calcext:value-type="string">
            <text:p>0000F96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873" calcext:value-type="float">
            <text:p>63873</text:p>
          </table:table-cell>
          <table:table-cell office:value-type="string" calcext:value-type="string">
            <text:p>0000F9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874" calcext:value-type="float">
            <text:p>63874</text:p>
          </table:table-cell>
          <table:table-cell office:value-type="string" calcext:value-type="string">
            <text:p>0000F9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873" calcext:value-type="float">
            <text:p>63873</text:p>
          </table:table-cell>
          <table:table-cell office:value-type="string" calcext:value-type="string">
            <text:p>0000F9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867" calcext:value-type="float">
            <text:p>63867</text:p>
          </table:table-cell>
          <table:table-cell office:value-type="string" calcext:value-type="string">
            <text:p>0000F97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859" calcext:value-type="float">
            <text:p>63859</text:p>
          </table:table-cell>
          <table:table-cell office:value-type="string" calcext:value-type="string">
            <text:p>0000F9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851" calcext:value-type="float">
            <text:p>63851</text:p>
          </table:table-cell>
          <table:table-cell office:value-type="string" calcext:value-type="string">
            <text:p>0000F96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0000F9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838" calcext:value-type="float">
            <text:p>63838</text:p>
          </table:table-cell>
          <table:table-cell office:value-type="string" calcext:value-type="string">
            <text:p>0000F95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832" calcext:value-type="float">
            <text:p>63832</text:p>
          </table:table-cell>
          <table:table-cell office:value-type="string" calcext:value-type="string">
            <text:p>0000F9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825" calcext:value-type="float">
            <text:p>63825</text:p>
          </table:table-cell>
          <table:table-cell office:value-type="string" calcext:value-type="string">
            <text:p>0000F9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817" calcext:value-type="float">
            <text:p>63817</text:p>
          </table:table-cell>
          <table:table-cell office:value-type="string" calcext:value-type="string">
            <text:p>0000F9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10" calcext:value-type="float">
            <text:p>63810</text:p>
          </table:table-cell>
          <table:table-cell office:value-type="string" calcext:value-type="string">
            <text:p>0000F9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804" calcext:value-type="float">
            <text:p>63804</text:p>
          </table:table-cell>
          <table:table-cell office:value-type="string" calcext:value-type="string">
            <text:p>0000F93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797" calcext:value-type="float">
            <text:p>63797</text:p>
          </table:table-cell>
          <table:table-cell office:value-type="string" calcext:value-type="string">
            <text:p>0000F9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790" calcext:value-type="float">
            <text:p>63790</text:p>
          </table:table-cell>
          <table:table-cell office:value-type="string" calcext:value-type="string">
            <text:p>0000F92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781" calcext:value-type="float">
            <text:p>63781</text:p>
          </table:table-cell>
          <table:table-cell office:value-type="string" calcext:value-type="string">
            <text:p>0000F9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774" calcext:value-type="float">
            <text:p>63774</text:p>
          </table:table-cell>
          <table:table-cell office:value-type="string" calcext:value-type="string">
            <text:p>0000F91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767" calcext:value-type="float">
            <text:p>63767</text:p>
          </table:table-cell>
          <table:table-cell office:value-type="string" calcext:value-type="string">
            <text:p>0000F9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759" calcext:value-type="float">
            <text:p>63759</text:p>
          </table:table-cell>
          <table:table-cell office:value-type="string" calcext:value-type="string">
            <text:p>0000F90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752" calcext:value-type="float">
            <text:p>63752</text:p>
          </table:table-cell>
          <table:table-cell office:value-type="string" calcext:value-type="string">
            <text:p>0000F9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744" calcext:value-type="float">
            <text:p>63744</text:p>
          </table:table-cell>
          <table:table-cell office:value-type="string" calcext:value-type="string">
            <text:p>0000F9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736" calcext:value-type="float">
            <text:p>63736</text:p>
          </table:table-cell>
          <table:table-cell office:value-type="string" calcext:value-type="string">
            <text:p>0000F8F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731" calcext:value-type="float">
            <text:p>63731</text:p>
          </table:table-cell>
          <table:table-cell office:value-type="string" calcext:value-type="string">
            <text:p>0000F8F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721" calcext:value-type="float">
            <text:p>63721</text:p>
          </table:table-cell>
          <table:table-cell office:value-type="string" calcext:value-type="string">
            <text:p>0000F8E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714" calcext:value-type="float">
            <text:p>63714</text:p>
          </table:table-cell>
          <table:table-cell office:value-type="string" calcext:value-type="string">
            <text:p>0000F8E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708" calcext:value-type="float">
            <text:p>63708</text:p>
          </table:table-cell>
          <table:table-cell office:value-type="string" calcext:value-type="string">
            <text:p>0000F8DC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706" calcext:value-type="float">
            <text:p>63706</text:p>
          </table:table-cell>
          <table:table-cell office:value-type="string" calcext:value-type="string">
            <text:p>0000F8D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698" calcext:value-type="float">
            <text:p>63698</text:p>
          </table:table-cell>
          <table:table-cell office:value-type="string" calcext:value-type="string">
            <text:p>0000F8D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698" calcext:value-type="float">
            <text:p>63698</text:p>
          </table:table-cell>
          <table:table-cell office:value-type="string" calcext:value-type="string">
            <text:p>0000F8D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698" calcext:value-type="float">
            <text:p>63698</text:p>
          </table:table-cell>
          <table:table-cell office:value-type="string" calcext:value-type="string">
            <text:p>0000F8D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700" calcext:value-type="float">
            <text:p>63700</text:p>
          </table:table-cell>
          <table:table-cell office:value-type="string" calcext:value-type="string">
            <text:p>0000F8D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709" calcext:value-type="float">
            <text:p>63709</text:p>
          </table:table-cell>
          <table:table-cell office:value-type="string" calcext:value-type="string">
            <text:p>0000F8DD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3715" calcext:value-type="float">
            <text:p>63715</text:p>
          </table:table-cell>
          <table:table-cell office:value-type="string" calcext:value-type="string">
            <text:p>0000F8E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721" calcext:value-type="float">
            <text:p>63721</text:p>
          </table:table-cell>
          <table:table-cell office:value-type="string" calcext:value-type="string">
            <text:p>0000F8E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3729" calcext:value-type="float">
            <text:p>63729</text:p>
          </table:table-cell>
          <table:table-cell office:value-type="string" calcext:value-type="string">
            <text:p>0000F8F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3736" calcext:value-type="float">
            <text:p>63736</text:p>
          </table:table-cell>
          <table:table-cell office:value-type="string" calcext:value-type="string">
            <text:p>0000F8F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745" calcext:value-type="float">
            <text:p>63745</text:p>
          </table:table-cell>
          <table:table-cell office:value-type="string" calcext:value-type="string">
            <text:p>0000F9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3751" calcext:value-type="float">
            <text:p>63751</text:p>
          </table:table-cell>
          <table:table-cell office:value-type="string" calcext:value-type="string">
            <text:p>0000F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3756" calcext:value-type="float">
            <text:p>63756</text:p>
          </table:table-cell>
          <table:table-cell office:value-type="string" calcext:value-type="string">
            <text:p>0000F90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3764" calcext:value-type="float">
            <text:p>63764</text:p>
          </table:table-cell>
          <table:table-cell office:value-type="string" calcext:value-type="string">
            <text:p>0000F9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3770" calcext:value-type="float">
            <text:p>63770</text:p>
          </table:table-cell>
          <table:table-cell office:value-type="string" calcext:value-type="string">
            <text:p>0000F91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774" calcext:value-type="float">
            <text:p>63774</text:p>
          </table:table-cell>
          <table:table-cell office:value-type="string" calcext:value-type="string">
            <text:p>0000F91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3780" calcext:value-type="float">
            <text:p>63780</text:p>
          </table:table-cell>
          <table:table-cell office:value-type="string" calcext:value-type="string">
            <text:p>0000F9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3785" calcext:value-type="float">
            <text:p>63785</text:p>
          </table:table-cell>
          <table:table-cell office:value-type="string" calcext:value-type="string">
            <text:p>0000F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3792" calcext:value-type="float">
            <text:p>63792</text:p>
          </table:table-cell>
          <table:table-cell office:value-type="string" calcext:value-type="string">
            <text:p>0000F9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3798" calcext:value-type="float">
            <text:p>63798</text:p>
          </table:table-cell>
          <table:table-cell office:value-type="string" calcext:value-type="string">
            <text:p>0000F9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3806" calcext:value-type="float">
            <text:p>63806</text:p>
          </table:table-cell>
          <table:table-cell office:value-type="string" calcext:value-type="string">
            <text:p>0000F93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3812" calcext:value-type="float">
            <text:p>63812</text:p>
          </table:table-cell>
          <table:table-cell office:value-type="string" calcext:value-type="string">
            <text:p>0000F9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819" calcext:value-type="float">
            <text:p>63819</text:p>
          </table:table-cell>
          <table:table-cell office:value-type="string" calcext:value-type="string">
            <text:p>0000F94B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3827" calcext:value-type="float">
            <text:p>63827</text:p>
          </table:table-cell>
          <table:table-cell office:value-type="string" calcext:value-type="string">
            <text:p>0000F9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3832" calcext:value-type="float">
            <text:p>63832</text:p>
          </table:table-cell>
          <table:table-cell office:value-type="string" calcext:value-type="string">
            <text:p>0000F9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835" calcext:value-type="float">
            <text:p>63835</text:p>
          </table:table-cell>
          <table:table-cell office:value-type="string" calcext:value-type="string">
            <text:p>0000F95B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0000F95F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3842" calcext:value-type="float">
            <text:p>63842</text:p>
          </table:table-cell>
          <table:table-cell office:value-type="string" calcext:value-type="string">
            <text:p>0000F9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846" calcext:value-type="float">
            <text:p>63846</text:p>
          </table:table-cell>
          <table:table-cell office:value-type="string" calcext:value-type="string">
            <text:p>0000F9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848" calcext:value-type="float">
            <text:p>63848</text:p>
          </table:table-cell>
          <table:table-cell office:value-type="string" calcext:value-type="string">
            <text:p>0000F9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3852" calcext:value-type="float">
            <text:p>63852</text:p>
          </table:table-cell>
          <table:table-cell office:value-type="string" calcext:value-type="string">
            <text:p>0000F96C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856" calcext:value-type="float">
            <text:p>63856</text:p>
          </table:table-cell>
          <table:table-cell office:value-type="string" calcext:value-type="string">
            <text:p>0000F9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3859" calcext:value-type="float">
            <text:p>63859</text:p>
          </table:table-cell>
          <table:table-cell office:value-type="string" calcext:value-type="string">
            <text:p>0000F97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874" calcext:value-type="float">
            <text:p>63874</text:p>
          </table:table-cell>
          <table:table-cell office:value-type="string" calcext:value-type="string">
            <text:p>0000F9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3875" calcext:value-type="float">
            <text:p>63875</text:p>
          </table:table-cell>
          <table:table-cell office:value-type="string" calcext:value-type="string">
            <text:p>0000F9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3876" calcext:value-type="float">
            <text:p>63876</text:p>
          </table:table-cell>
          <table:table-cell office:value-type="string" calcext:value-type="string">
            <text:p>0000F9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3876" calcext:value-type="float">
            <text:p>63876</text:p>
          </table:table-cell>
          <table:table-cell office:value-type="string" calcext:value-type="string">
            <text:p>0000F9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874" calcext:value-type="float">
            <text:p>63874</text:p>
          </table:table-cell>
          <table:table-cell office:value-type="string" calcext:value-type="string">
            <text:p>0000F9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865" calcext:value-type="float">
            <text:p>63865</text:p>
          </table:table-cell>
          <table:table-cell office:value-type="string" calcext:value-type="string">
            <text:p>0000F9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3853" calcext:value-type="float">
            <text:p>63853</text:p>
          </table:table-cell>
          <table:table-cell office:value-type="string" calcext:value-type="string">
            <text:p>0000F96D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3846" calcext:value-type="float">
            <text:p>63846</text:p>
          </table:table-cell>
          <table:table-cell office:value-type="string" calcext:value-type="string">
            <text:p>0000F9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0000F95F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3831" calcext:value-type="float">
            <text:p>63831</text:p>
          </table:table-cell>
          <table:table-cell office:value-type="string" calcext:value-type="string">
            <text:p>0000F95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823" calcext:value-type="float">
            <text:p>63823</text:p>
          </table:table-cell>
          <table:table-cell office:value-type="string" calcext:value-type="string">
            <text:p>0000F94F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3817" calcext:value-type="float">
            <text:p>63817</text:p>
          </table:table-cell>
          <table:table-cell office:value-type="string" calcext:value-type="string">
            <text:p>0000F9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812" calcext:value-type="float">
            <text:p>63812</text:p>
          </table:table-cell>
          <table:table-cell office:value-type="string" calcext:value-type="string">
            <text:p>0000F9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0000F93F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3798" calcext:value-type="float">
            <text:p>63798</text:p>
          </table:table-cell>
          <table:table-cell office:value-type="string" calcext:value-type="string">
            <text:p>0000F9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3789" calcext:value-type="float">
            <text:p>63789</text:p>
          </table:table-cell>
          <table:table-cell office:value-type="string" calcext:value-type="string">
            <text:p>0000F92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0000F9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3774" calcext:value-type="float">
            <text:p>63774</text:p>
          </table:table-cell>
          <table:table-cell office:value-type="string" calcext:value-type="string">
            <text:p>0000F91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3760" calcext:value-type="float">
            <text:p>63760</text:p>
          </table:table-cell>
          <table:table-cell office:value-type="string" calcext:value-type="string">
            <text:p>0000F9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3753" calcext:value-type="float">
            <text:p>63753</text:p>
          </table:table-cell>
          <table:table-cell office:value-type="string" calcext:value-type="string">
            <text:p>0000F9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3745" calcext:value-type="float">
            <text:p>63745</text:p>
          </table:table-cell>
          <table:table-cell office:value-type="string" calcext:value-type="string">
            <text:p>0000F9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3739" calcext:value-type="float">
            <text:p>63739</text:p>
          </table:table-cell>
          <table:table-cell office:value-type="string" calcext:value-type="string">
            <text:p>0000F8FB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3732" calcext:value-type="float">
            <text:p>63732</text:p>
          </table:table-cell>
          <table:table-cell office:value-type="string" calcext:value-type="string">
            <text:p>0000F8F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3726" calcext:value-type="float">
            <text:p>63726</text:p>
          </table:table-cell>
          <table:table-cell office:value-type="string" calcext:value-type="string">
            <text:p>0000F8E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3720" calcext:value-type="float">
            <text:p>63720</text:p>
          </table:table-cell>
          <table:table-cell office:value-type="string" calcext:value-type="string">
            <text:p>0000F8E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3714" calcext:value-type="float">
            <text:p>63714</text:p>
          </table:table-cell>
          <table:table-cell office:value-type="string" calcext:value-type="string">
            <text:p>0000F8E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3702" calcext:value-type="float">
            <text:p>63702</text:p>
          </table:table-cell>
          <table:table-cell office:value-type="string" calcext:value-type="string">
            <text:p>0000F8D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3700" calcext:value-type="float">
            <text:p>63700</text:p>
          </table:table-cell>
          <table:table-cell office:value-type="string" calcext:value-type="string">
            <text:p>0000F8D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3698" calcext:value-type="float">
            <text:p>63698</text:p>
          </table:table-cell>
          <table:table-cell office:value-type="string" calcext:value-type="string">
            <text:p>0000F8D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3703" calcext:value-type="float">
            <text:p>63703</text:p>
          </table:table-cell>
          <table:table-cell office:value-type="string" calcext:value-type="string">
            <text:p>0000F8D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3709" calcext:value-type="float">
            <text:p>63709</text:p>
          </table:table-cell>
          <table:table-cell office:value-type="string" calcext:value-type="string">
            <text:p>0000F8D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714" calcext:value-type="float">
            <text:p>63714</text:p>
          </table:table-cell>
          <table:table-cell office:value-type="string" calcext:value-type="string">
            <text:p>0000F8E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3721" calcext:value-type="float">
            <text:p>63721</text:p>
          </table:table-cell>
          <table:table-cell office:value-type="string" calcext:value-type="string">
            <text:p>0000F8E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3730" calcext:value-type="float">
            <text:p>63730</text:p>
          </table:table-cell>
          <table:table-cell office:value-type="string" calcext:value-type="string">
            <text:p>0000F8F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3737" calcext:value-type="float">
            <text:p>63737</text:p>
          </table:table-cell>
          <table:table-cell office:value-type="string" calcext:value-type="string">
            <text:p>0000F8F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3743" calcext:value-type="float">
            <text:p>63743</text:p>
          </table:table-cell>
          <table:table-cell office:value-type="string" calcext:value-type="string">
            <text:p>0000F8FF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3749" calcext:value-type="float">
            <text:p>63749</text:p>
          </table:table-cell>
          <table:table-cell office:value-type="string" calcext:value-type="string">
            <text:p>0000F9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3756" calcext:value-type="float">
            <text:p>63756</text:p>
          </table:table-cell>
          <table:table-cell office:value-type="string" calcext:value-type="string">
            <text:p>0000F90C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3763" calcext:value-type="float">
            <text:p>63763</text:p>
          </table:table-cell>
          <table:table-cell office:value-type="string" calcext:value-type="string">
            <text:p>0000F9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3769" calcext:value-type="float">
            <text:p>63769</text:p>
          </table:table-cell>
          <table:table-cell office:value-type="string" calcext:value-type="string">
            <text:p>0000F9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3773" calcext:value-type="float">
            <text:p>63773</text:p>
          </table:table-cell>
          <table:table-cell office:value-type="string" calcext:value-type="string">
            <text:p>0000F91D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3778" calcext:value-type="float">
            <text:p>63778</text:p>
          </table:table-cell>
          <table:table-cell office:value-type="string" calcext:value-type="string">
            <text:p>0000F9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0000F9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3790" calcext:value-type="float">
            <text:p>63790</text:p>
          </table:table-cell>
          <table:table-cell office:value-type="string" calcext:value-type="string">
            <text:p>0000F92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3797" calcext:value-type="float">
            <text:p>63797</text:p>
          </table:table-cell>
          <table:table-cell office:value-type="string" calcext:value-type="string">
            <text:p>0000F93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3803" calcext:value-type="float">
            <text:p>63803</text:p>
          </table:table-cell>
          <table:table-cell office:value-type="string" calcext:value-type="string">
            <text:p>0000F93B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3811" calcext:value-type="float">
            <text:p>63811</text:p>
          </table:table-cell>
          <table:table-cell office:value-type="string" calcext:value-type="string">
            <text:p>0000F9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3819" calcext:value-type="float">
            <text:p>63819</text:p>
          </table:table-cell>
          <table:table-cell office:value-type="string" calcext:value-type="string">
            <text:p>0000F94B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3824" calcext:value-type="float">
            <text:p>63824</text:p>
          </table:table-cell>
          <table:table-cell office:value-type="string" calcext:value-type="string">
            <text:p>0000F95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3829" calcext:value-type="float">
            <text:p>63829</text:p>
          </table:table-cell>
          <table:table-cell office:value-type="string" calcext:value-type="string">
            <text:p>0000F95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3834" calcext:value-type="float">
            <text:p>63834</text:p>
          </table:table-cell>
          <table:table-cell office:value-type="string" calcext:value-type="string">
            <text:p>0000F95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3836" calcext:value-type="float">
            <text:p>63836</text:p>
          </table:table-cell>
          <table:table-cell office:value-type="string" calcext:value-type="string">
            <text:p>0000F95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3838" calcext:value-type="float">
            <text:p>63838</text:p>
          </table:table-cell>
          <table:table-cell office:value-type="string" calcext:value-type="string">
            <text:p>0000F95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3841" calcext:value-type="float">
            <text:p>63841</text:p>
          </table:table-cell>
          <table:table-cell office:value-type="string" calcext:value-type="string">
            <text:p>0000F96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0000F96A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3854" calcext:value-type="float">
            <text:p>63854</text:p>
          </table:table-cell>
          <table:table-cell office:value-type="string" calcext:value-type="string">
            <text:p>0000F96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3862" calcext:value-type="float">
            <text:p>63862</text:p>
          </table:table-cell>
          <table:table-cell office:value-type="string" calcext:value-type="string">
            <text:p>0000F9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0000F97A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3873" calcext:value-type="float">
            <text:p>63873</text:p>
          </table:table-cell>
          <table:table-cell office:value-type="string" calcext:value-type="string">
            <text:p>0000F98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3859" calcext:value-type="float">
            <text:p>63859</text:p>
          </table:table-cell>
          <table:table-cell office:value-type="string" calcext:value-type="string">
            <text:p>0000F97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3853" calcext:value-type="float">
            <text:p>63853</text:p>
          </table:table-cell>
          <table:table-cell office:value-type="string" calcext:value-type="string">
            <text:p>0000F96D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3837" calcext:value-type="float">
            <text:p>63837</text:p>
          </table:table-cell>
          <table:table-cell office:value-type="string" calcext:value-type="string">
            <text:p>0000F95D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3830" calcext:value-type="float">
            <text:p>63830</text:p>
          </table:table-cell>
          <table:table-cell office:value-type="string" calcext:value-type="string">
            <text:p>0000F95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3822" calcext:value-type="float">
            <text:p>63822</text:p>
          </table:table-cell>
          <table:table-cell office:value-type="string" calcext:value-type="string">
            <text:p>0000F94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3817" calcext:value-type="float">
            <text:p>63817</text:p>
          </table:table-cell>
          <table:table-cell office:value-type="string" calcext:value-type="string">
            <text:p>0000F94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3810" calcext:value-type="float">
            <text:p>63810</text:p>
          </table:table-cell>
          <table:table-cell office:value-type="string" calcext:value-type="string">
            <text:p>0000F94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3803" calcext:value-type="float">
            <text:p>63803</text:p>
          </table:table-cell>
          <table:table-cell office:value-type="string" calcext:value-type="string">
            <text:p>0000F93B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3795" calcext:value-type="float">
            <text:p>63795</text:p>
          </table:table-cell>
          <table:table-cell office:value-type="string" calcext:value-type="string">
            <text:p>0000F93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3787" calcext:value-type="float">
            <text:p>63787</text:p>
          </table:table-cell>
          <table:table-cell office:value-type="string" calcext:value-type="string">
            <text:p>0000F92B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3780" calcext:value-type="float">
            <text:p>63780</text:p>
          </table:table-cell>
          <table:table-cell office:value-type="string" calcext:value-type="string">
            <text:p>0000F9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3773" calcext:value-type="float">
            <text:p>63773</text:p>
          </table:table-cell>
          <table:table-cell office:value-type="string" calcext:value-type="string">
            <text:p>0000F91D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3760" calcext:value-type="float">
            <text:p>63760</text:p>
          </table:table-cell>
          <table:table-cell office:value-type="string" calcext:value-type="string">
            <text:p>0000F9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52" calcext:value-type="float">
            <text:p>63752</text:p>
          </table:table-cell>
          <table:table-cell office:value-type="string" calcext:value-type="string">
            <text:p>0000F9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3743" calcext:value-type="float">
            <text:p>63743</text:p>
          </table:table-cell>
          <table:table-cell office:value-type="string" calcext:value-type="string">
            <text:p>0000F8FF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3736" calcext:value-type="float">
            <text:p>63736</text:p>
          </table:table-cell>
          <table:table-cell office:value-type="string" calcext:value-type="string">
            <text:p>0000F8F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3729" calcext:value-type="float">
            <text:p>63729</text:p>
          </table:table-cell>
          <table:table-cell office:value-type="string" calcext:value-type="string">
            <text:p>0000F8F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3723" calcext:value-type="float">
            <text:p>63723</text:p>
          </table:table-cell>
          <table:table-cell office:value-type="string" calcext:value-type="string">
            <text:p>0000F8EB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0000F8E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3714" calcext:value-type="float">
            <text:p>63714</text:p>
          </table:table-cell>
          <table:table-cell office:value-type="string" calcext:value-type="string">
            <text:p>0000F8E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3709" calcext:value-type="float">
            <text:p>63709</text:p>
          </table:table-cell>
          <table:table-cell office:value-type="string" calcext:value-type="string">
            <text:p>0000F8DD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3706" calcext:value-type="float">
            <text:p>63706</text:p>
          </table:table-cell>
          <table:table-cell office:value-type="string" calcext:value-type="string">
            <text:p>0000F8DA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3703" calcext:value-type="float">
            <text:p>63703</text:p>
          </table:table-cell>
          <table:table-cell office:value-type="string" calcext:value-type="string">
            <text:p>0000F8D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3702" calcext:value-type="float">
            <text:p>63702</text:p>
          </table:table-cell>
          <table:table-cell office:value-type="string" calcext:value-type="string">
            <text:p>0000F8D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3700" calcext:value-type="float">
            <text:p>63700</text:p>
          </table:table-cell>
          <table:table-cell office:value-type="string" calcext:value-type="string">
            <text:p>0000F8D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0000F8E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3727" calcext:value-type="float">
            <text:p>63727</text:p>
          </table:table-cell>
          <table:table-cell office:value-type="string" calcext:value-type="string">
            <text:p>0000F8EF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3733" calcext:value-type="float">
            <text:p>63733</text:p>
          </table:table-cell>
          <table:table-cell office:value-type="string" calcext:value-type="string">
            <text:p>0000F8F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3740" calcext:value-type="float">
            <text:p>63740</text:p>
          </table:table-cell>
          <table:table-cell office:value-type="string" calcext:value-type="string">
            <text:p>0000F8FC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3747" calcext:value-type="float">
            <text:p>63747</text:p>
          </table:table-cell>
          <table:table-cell office:value-type="string" calcext:value-type="string">
            <text:p>0000F90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3753" calcext:value-type="float">
            <text:p>63753</text:p>
          </table:table-cell>
          <table:table-cell office:value-type="string" calcext:value-type="string">
            <text:p>0000F90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3760" calcext:value-type="float">
            <text:p>63760</text:p>
          </table:table-cell>
          <table:table-cell office:value-type="string" calcext:value-type="string">
            <text:p>0000F9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3764" calcext:value-type="float">
            <text:p>63764</text:p>
          </table:table-cell>
          <table:table-cell office:value-type="string" calcext:value-type="string">
            <text:p>0000F91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3770" calcext:value-type="float">
            <text:p>63770</text:p>
          </table:table-cell>
          <table:table-cell office:value-type="string" calcext:value-type="string">
            <text:p>0000F91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3776" calcext:value-type="float">
            <text:p>63776</text:p>
          </table:table-cell>
          <table:table-cell office:value-type="string" calcext:value-type="string">
            <text:p>0000F9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3781" calcext:value-type="float">
            <text:p>63781</text:p>
          </table:table-cell>
          <table:table-cell office:value-type="string" calcext:value-type="string">
            <text:p>0000F9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3788" calcext:value-type="float">
            <text:p>63788</text:p>
          </table:table-cell>
          <table:table-cell office:value-type="string" calcext:value-type="string">
            <text:p>0000F92C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0000F9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3800" calcext:value-type="float">
            <text:p>63800</text:p>
          </table:table-cell>
          <table:table-cell office:value-type="string" calcext:value-type="string">
            <text:p>0000F93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0000F93F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3813" calcext:value-type="float">
            <text:p>63813</text:p>
          </table:table-cell>
          <table:table-cell office:value-type="string" calcext:value-type="string">
            <text:p>0000F94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0000F94D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3827" calcext:value-type="float">
            <text:p>63827</text:p>
          </table:table-cell>
          <table:table-cell office:value-type="string" calcext:value-type="string">
            <text:p>0000F95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3830" calcext:value-type="float">
            <text:p>63830</text:p>
          </table:table-cell>
          <table:table-cell office:value-type="string" calcext:value-type="string">
            <text:p>0000F95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3833" calcext:value-type="float">
            <text:p>63833</text:p>
          </table:table-cell>
          <table:table-cell office:value-type="string" calcext:value-type="string">
            <text:p>0000F9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3838" calcext:value-type="float">
            <text:p>63838</text:p>
          </table:table-cell>
          <table:table-cell office:value-type="string" calcext:value-type="string">
            <text:p>0000F95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3842" calcext:value-type="float">
            <text:p>63842</text:p>
          </table:table-cell>
          <table:table-cell office:value-type="string" calcext:value-type="string">
            <text:p>0000F96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3848" calcext:value-type="float">
            <text:p>63848</text:p>
          </table:table-cell>
          <table:table-cell office:value-type="string" calcext:value-type="string">
            <text:p>0000F96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3853" calcext:value-type="float">
            <text:p>63853</text:p>
          </table:table-cell>
          <table:table-cell office:value-type="string" calcext:value-type="string">
            <text:p>0000F96D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0000F9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3861" calcext:value-type="float">
            <text:p>63861</text:p>
          </table:table-cell>
          <table:table-cell office:value-type="string" calcext:value-type="string">
            <text:p>0000F9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3867" calcext:value-type="float">
            <text:p>63867</text:p>
          </table:table-cell>
          <table:table-cell office:value-type="string" calcext:value-type="string">
            <text:p>0000F97B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0000F97A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3851" calcext:value-type="float">
            <text:p>63851</text:p>
          </table:table-cell>
          <table:table-cell office:value-type="string" calcext:value-type="string">
            <text:p>0000F96B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3844" calcext:value-type="float">
            <text:p>63844</text:p>
          </table:table-cell>
          <table:table-cell office:value-type="string" calcext:value-type="string">
            <text:p>0000F9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3836" calcext:value-type="float">
            <text:p>63836</text:p>
          </table:table-cell>
          <table:table-cell office:value-type="string" calcext:value-type="string">
            <text:p>0000F95C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3829" calcext:value-type="float">
            <text:p>63829</text:p>
          </table:table-cell>
          <table:table-cell office:value-type="string" calcext:value-type="string">
            <text:p>0000F95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3823" calcext:value-type="float">
            <text:p>63823</text:p>
          </table:table-cell>
          <table:table-cell office:value-type="string" calcext:value-type="string">
            <text:p>0000F94F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3815" calcext:value-type="float">
            <text:p>63815</text:p>
          </table:table-cell>
          <table:table-cell office:value-type="string" calcext:value-type="string">
            <text:p>0000F94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0000F93F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02" calcext:value-type="float">
            <text:p>63802</text:p>
          </table:table-cell>
          <table:table-cell office:value-type="string" calcext:value-type="string">
            <text:p>0000F93A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0000F93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3785" calcext:value-type="float">
            <text:p>63785</text:p>
          </table:table-cell>
          <table:table-cell office:value-type="string" calcext:value-type="string">
            <text:p>0000F92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3779" calcext:value-type="float">
            <text:p>63779</text:p>
          </table:table-cell>
          <table:table-cell office:value-type="string" calcext:value-type="string">
            <text:p>0000F92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3772" calcext:value-type="float">
            <text:p>63772</text:p>
          </table:table-cell>
          <table:table-cell office:value-type="string" calcext:value-type="string">
            <text:p>0000F91C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3764" calcext:value-type="float">
            <text:p>63764</text:p>
          </table:table-cell>
          <table:table-cell office:value-type="string" calcext:value-type="string">
            <text:p>0000F9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3756" calcext:value-type="float">
            <text:p>63756</text:p>
          </table:table-cell>
          <table:table-cell office:value-type="string" calcext:value-type="string">
            <text:p>0000F90C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3749" calcext:value-type="float">
            <text:p>63749</text:p>
          </table:table-cell>
          <table:table-cell office:value-type="string" calcext:value-type="string">
            <text:p>0000F9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3742" calcext:value-type="float">
            <text:p>63742</text:p>
          </table:table-cell>
          <table:table-cell office:value-type="string" calcext:value-type="string">
            <text:p>0000F8F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3735" calcext:value-type="float">
            <text:p>63735</text:p>
          </table:table-cell>
          <table:table-cell office:value-type="string" calcext:value-type="string">
            <text:p>0000F8F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3728" calcext:value-type="float">
            <text:p>63728</text:p>
          </table:table-cell>
          <table:table-cell office:value-type="string" calcext:value-type="string">
            <text:p>0000F8F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3722" calcext:value-type="float">
            <text:p>63722</text:p>
          </table:table-cell>
          <table:table-cell office:value-type="string" calcext:value-type="string">
            <text:p>0000F8EA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3716" calcext:value-type="float">
            <text:p>63716</text:p>
          </table:table-cell>
          <table:table-cell office:value-type="string" calcext:value-type="string">
            <text:p>0000F8E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3708" calcext:value-type="float">
            <text:p>63708</text:p>
          </table:table-cell>
          <table:table-cell office:value-type="string" calcext:value-type="string">
            <text:p>0000F8DC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3706" calcext:value-type="float">
            <text:p>63706</text:p>
          </table:table-cell>
          <table:table-cell office:value-type="string" calcext:value-type="string">
            <text:p>0000F8D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3703" calcext:value-type="float">
            <text:p>63703</text:p>
          </table:table-cell>
          <table:table-cell office:value-type="string" calcext:value-type="string">
            <text:p>0000F8D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3723" calcext:value-type="float">
            <text:p>63723</text:p>
          </table:table-cell>
          <table:table-cell office:value-type="string" calcext:value-type="string">
            <text:p>0000F8EB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3731" calcext:value-type="float">
            <text:p>63731</text:p>
          </table:table-cell>
          <table:table-cell office:value-type="string" calcext:value-type="string">
            <text:p>0000F8F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3738" calcext:value-type="float">
            <text:p>63738</text:p>
          </table:table-cell>
          <table:table-cell office:value-type="string" calcext:value-type="string">
            <text:p>0000F8FA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3746" calcext:value-type="float">
            <text:p>63746</text:p>
          </table:table-cell>
          <table:table-cell office:value-type="string" calcext:value-type="string">
            <text:p>0000F90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752" calcext:value-type="float">
            <text:p>63752</text:p>
          </table:table-cell>
          <table:table-cell office:value-type="string" calcext:value-type="string">
            <text:p>0000F9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3757" calcext:value-type="float">
            <text:p>63757</text:p>
          </table:table-cell>
          <table:table-cell office:value-type="string" calcext:value-type="string">
            <text:p>0000F90D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3764" calcext:value-type="float">
            <text:p>63764</text:p>
          </table:table-cell>
          <table:table-cell office:value-type="string" calcext:value-type="string">
            <text:p>0000F91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3769" calcext:value-type="float">
            <text:p>63769</text:p>
          </table:table-cell>
          <table:table-cell office:value-type="string" calcext:value-type="string">
            <text:p>0000F91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3773" calcext:value-type="float">
            <text:p>63773</text:p>
          </table:table-cell>
          <table:table-cell office:value-type="string" calcext:value-type="string">
            <text:p>0000F91D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3779" calcext:value-type="float">
            <text:p>63779</text:p>
          </table:table-cell>
          <table:table-cell office:value-type="string" calcext:value-type="string">
            <text:p>0000F92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3785" calcext:value-type="float">
            <text:p>63785</text:p>
          </table:table-cell>
          <table:table-cell office:value-type="string" calcext:value-type="string">
            <text:p>0000F92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3792" calcext:value-type="float">
            <text:p>63792</text:p>
          </table:table-cell>
          <table:table-cell office:value-type="string" calcext:value-type="string">
            <text:p>0000F93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3799" calcext:value-type="float">
            <text:p>63799</text:p>
          </table:table-cell>
          <table:table-cell office:value-type="string" calcext:value-type="string">
            <text:p>0000F93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3806" calcext:value-type="float">
            <text:p>63806</text:p>
          </table:table-cell>
          <table:table-cell office:value-type="string" calcext:value-type="string">
            <text:p>0000F93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3813" calcext:value-type="float">
            <text:p>63813</text:p>
          </table:table-cell>
          <table:table-cell office:value-type="string" calcext:value-type="string">
            <text:p>0000F94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3820" calcext:value-type="float">
            <text:p>63820</text:p>
          </table:table-cell>
          <table:table-cell office:value-type="string" calcext:value-type="string">
            <text:p>0000F94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3826" calcext:value-type="float">
            <text:p>63826</text:p>
          </table:table-cell>
          <table:table-cell office:value-type="string" calcext:value-type="string">
            <text:p>0000F95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3830" calcext:value-type="float">
            <text:p>63830</text:p>
          </table:table-cell>
          <table:table-cell office:value-type="string" calcext:value-type="string">
            <text:p>0000F95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3834" calcext:value-type="float">
            <text:p>63834</text:p>
          </table:table-cell>
          <table:table-cell office:value-type="string" calcext:value-type="string">
            <text:p>0000F95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3837" calcext:value-type="float">
            <text:p>63837</text:p>
          </table:table-cell>
          <table:table-cell office:value-type="string" calcext:value-type="string">
            <text:p>0000F95D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3841" calcext:value-type="float">
            <text:p>63841</text:p>
          </table:table-cell>
          <table:table-cell office:value-type="string" calcext:value-type="string">
            <text:p>0000F96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3847" calcext:value-type="float">
            <text:p>63847</text:p>
          </table:table-cell>
          <table:table-cell office:value-type="string" calcext:value-type="string">
            <text:p>0000F96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0000F96A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855" calcext:value-type="float">
            <text:p>63855</text:p>
          </table:table-cell>
          <table:table-cell office:value-type="string" calcext:value-type="string">
            <text:p>0000F96F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3862" calcext:value-type="float">
            <text:p>63862</text:p>
          </table:table-cell>
          <table:table-cell office:value-type="string" calcext:value-type="string">
            <text:p>0000F97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0000F97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0000F97A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3862" calcext:value-type="float">
            <text:p>63862</text:p>
          </table:table-cell>
          <table:table-cell office:value-type="string" calcext:value-type="string">
            <text:p>0000F97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0000F97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3851" calcext:value-type="float">
            <text:p>63851</text:p>
          </table:table-cell>
          <table:table-cell office:value-type="string" calcext:value-type="string">
            <text:p>0000F96B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3838" calcext:value-type="float">
            <text:p>63838</text:p>
          </table:table-cell>
          <table:table-cell office:value-type="string" calcext:value-type="string">
            <text:p>0000F95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831" calcext:value-type="float">
            <text:p>63831</text:p>
          </table:table-cell>
          <table:table-cell office:value-type="string" calcext:value-type="string">
            <text:p>0000F95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823" calcext:value-type="float">
            <text:p>63823</text:p>
          </table:table-cell>
          <table:table-cell office:value-type="string" calcext:value-type="string">
            <text:p>0000F94F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814" calcext:value-type="float">
            <text:p>63814</text:p>
          </table:table-cell>
          <table:table-cell office:value-type="string" calcext:value-type="string">
            <text:p>0000F94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0000F93F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801" calcext:value-type="float">
            <text:p>63801</text:p>
          </table:table-cell>
          <table:table-cell office:value-type="string" calcext:value-type="string">
            <text:p>0000F93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3793" calcext:value-type="float">
            <text:p>63793</text:p>
          </table:table-cell>
          <table:table-cell office:value-type="string" calcext:value-type="string">
            <text:p>0000F93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3787" calcext:value-type="float">
            <text:p>63787</text:p>
          </table:table-cell>
          <table:table-cell office:value-type="string" calcext:value-type="string">
            <text:p>0000F92B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3780" calcext:value-type="float">
            <text:p>63780</text:p>
          </table:table-cell>
          <table:table-cell office:value-type="string" calcext:value-type="string">
            <text:p>0000F92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3773" calcext:value-type="float">
            <text:p>63773</text:p>
          </table:table-cell>
          <table:table-cell office:value-type="string" calcext:value-type="string">
            <text:p>0000F91D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3758" calcext:value-type="float">
            <text:p>63758</text:p>
          </table:table-cell>
          <table:table-cell office:value-type="string" calcext:value-type="string">
            <text:p>0000F90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3749" calcext:value-type="float">
            <text:p>63749</text:p>
          </table:table-cell>
          <table:table-cell office:value-type="string" calcext:value-type="string">
            <text:p>0000F9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3741" calcext:value-type="float">
            <text:p>63741</text:p>
          </table:table-cell>
          <table:table-cell office:value-type="string" calcext:value-type="string">
            <text:p>0000F8FD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3734" calcext:value-type="float">
            <text:p>63734</text:p>
          </table:table-cell>
          <table:table-cell office:value-type="string" calcext:value-type="string">
            <text:p>0000F8F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3729" calcext:value-type="float">
            <text:p>63729</text:p>
          </table:table-cell>
          <table:table-cell office:value-type="string" calcext:value-type="string">
            <text:p>0000F8F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3723" calcext:value-type="float">
            <text:p>63723</text:p>
          </table:table-cell>
          <table:table-cell office:value-type="string" calcext:value-type="string">
            <text:p>0000F8EB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3718" calcext:value-type="float">
            <text:p>63718</text:p>
          </table:table-cell>
          <table:table-cell office:value-type="string" calcext:value-type="string">
            <text:p>0000F8E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3715" calcext:value-type="float">
            <text:p>63715</text:p>
          </table:table-cell>
          <table:table-cell office:value-type="string" calcext:value-type="string">
            <text:p>0000F8E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3708" calcext:value-type="float">
            <text:p>63708</text:p>
          </table:table-cell>
          <table:table-cell office:value-type="string" calcext:value-type="string">
            <text:p>0000F8DC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3706" calcext:value-type="float">
            <text:p>63706</text:p>
          </table:table-cell>
          <table:table-cell office:value-type="string" calcext:value-type="string">
            <text:p>0000F8DA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3703" calcext:value-type="float">
            <text:p>63703</text:p>
          </table:table-cell>
          <table:table-cell office:value-type="string" calcext:value-type="string">
            <text:p>0000F8D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3700" calcext:value-type="float">
            <text:p>63700</text:p>
          </table:table-cell>
          <table:table-cell office:value-type="string" calcext:value-type="string">
            <text:p>0000F8D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3691" calcext:value-type="float">
            <text:p>63691</text:p>
          </table:table-cell>
          <table:table-cell office:value-type="string" calcext:value-type="string">
            <text:p>0000F8CB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3712" calcext:value-type="float">
            <text:p>63712</text:p>
          </table:table-cell>
          <table:table-cell office:value-type="string" calcext:value-type="string">
            <text:p>0000F8E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3732" calcext:value-type="float">
            <text:p>63732</text:p>
          </table:table-cell>
          <table:table-cell office:value-type="string" calcext:value-type="string">
            <text:p>0000F8F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3740" calcext:value-type="float">
            <text:p>63740</text:p>
          </table:table-cell>
          <table:table-cell office:value-type="string" calcext:value-type="string">
            <text:p>0000F8FC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3747" calcext:value-type="float">
            <text:p>63747</text:p>
          </table:table-cell>
          <table:table-cell office:value-type="string" calcext:value-type="string">
            <text:p>0000F90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3753" calcext:value-type="float">
            <text:p>63753</text:p>
          </table:table-cell>
          <table:table-cell office:value-type="string" calcext:value-type="string">
            <text:p>0000F90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3760" calcext:value-type="float">
            <text:p>63760</text:p>
          </table:table-cell>
          <table:table-cell office:value-type="string" calcext:value-type="string">
            <text:p>0000F9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3765" calcext:value-type="float">
            <text:p>63765</text:p>
          </table:table-cell>
          <table:table-cell office:value-type="string" calcext:value-type="string">
            <text:p>0000F9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3770" calcext:value-type="float">
            <text:p>63770</text:p>
          </table:table-cell>
          <table:table-cell office:value-type="string" calcext:value-type="string">
            <text:p>0000F91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3776" calcext:value-type="float">
            <text:p>63776</text:p>
          </table:table-cell>
          <table:table-cell office:value-type="string" calcext:value-type="string">
            <text:p>0000F92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3781" calcext:value-type="float">
            <text:p>63781</text:p>
          </table:table-cell>
          <table:table-cell office:value-type="string" calcext:value-type="string">
            <text:p>0000F92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3787" calcext:value-type="float">
            <text:p>63787</text:p>
          </table:table-cell>
          <table:table-cell office:value-type="string" calcext:value-type="string">
            <text:p>0000F92B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3793" calcext:value-type="float">
            <text:p>63793</text:p>
          </table:table-cell>
          <table:table-cell office:value-type="string" calcext:value-type="string">
            <text:p>0000F93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3799" calcext:value-type="float">
            <text:p>63799</text:p>
          </table:table-cell>
          <table:table-cell office:value-type="string" calcext:value-type="string">
            <text:p>0000F93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0000F93F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3814" calcext:value-type="float">
            <text:p>63814</text:p>
          </table:table-cell>
          <table:table-cell office:value-type="string" calcext:value-type="string">
            <text:p>0000F94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0000F94D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3826" calcext:value-type="float">
            <text:p>63826</text:p>
          </table:table-cell>
          <table:table-cell office:value-type="string" calcext:value-type="string">
            <text:p>0000F95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3830" calcext:value-type="float">
            <text:p>63830</text:p>
          </table:table-cell>
          <table:table-cell office:value-type="string" calcext:value-type="string">
            <text:p>0000F95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3834" calcext:value-type="float">
            <text:p>63834</text:p>
          </table:table-cell>
          <table:table-cell office:value-type="string" calcext:value-type="string">
            <text:p>0000F95A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0000F95F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3844" calcext:value-type="float">
            <text:p>63844</text:p>
          </table:table-cell>
          <table:table-cell office:value-type="string" calcext:value-type="string">
            <text:p>0000F96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3847" calcext:value-type="float">
            <text:p>63847</text:p>
          </table:table-cell>
          <table:table-cell office:value-type="string" calcext:value-type="string">
            <text:p>0000F96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3849" calcext:value-type="float">
            <text:p>63849</text:p>
          </table:table-cell>
          <table:table-cell office:value-type="string" calcext:value-type="string">
            <text:p>0000F96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3853" calcext:value-type="float">
            <text:p>63853</text:p>
          </table:table-cell>
          <table:table-cell office:value-type="string" calcext:value-type="string">
            <text:p>0000F96D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3862" calcext:value-type="float">
            <text:p>63862</text:p>
          </table:table-cell>
          <table:table-cell office:value-type="string" calcext:value-type="string">
            <text:p>0000F97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3865" calcext:value-type="float">
            <text:p>63865</text:p>
          </table:table-cell>
          <table:table-cell office:value-type="string" calcext:value-type="string">
            <text:p>0000F97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3873" calcext:value-type="float">
            <text:p>63873</text:p>
          </table:table-cell>
          <table:table-cell office:value-type="string" calcext:value-type="string">
            <text:p>0000F98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3874" calcext:value-type="float">
            <text:p>63874</text:p>
          </table:table-cell>
          <table:table-cell office:value-type="string" calcext:value-type="string">
            <text:p>0000F98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3873" calcext:value-type="float">
            <text:p>63873</text:p>
          </table:table-cell>
          <table:table-cell office:value-type="string" calcext:value-type="string">
            <text:p>0000F98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0000F97A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3859" calcext:value-type="float">
            <text:p>63859</text:p>
          </table:table-cell>
          <table:table-cell office:value-type="string" calcext:value-type="string">
            <text:p>0000F97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3853" calcext:value-type="float">
            <text:p>63853</text:p>
          </table:table-cell>
          <table:table-cell office:value-type="string" calcext:value-type="string">
            <text:p>0000F96D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3847" calcext:value-type="float">
            <text:p>63847</text:p>
          </table:table-cell>
          <table:table-cell office:value-type="string" calcext:value-type="string">
            <text:p>0000F96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0000F95F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3830" calcext:value-type="float">
            <text:p>63830</text:p>
          </table:table-cell>
          <table:table-cell office:value-type="string" calcext:value-type="string">
            <text:p>0000F95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3824" calcext:value-type="float">
            <text:p>63824</text:p>
          </table:table-cell>
          <table:table-cell office:value-type="string" calcext:value-type="string">
            <text:p>0000F95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3819" calcext:value-type="float">
            <text:p>63819</text:p>
          </table:table-cell>
          <table:table-cell office:value-type="string" calcext:value-type="string">
            <text:p>0000F94B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3812" calcext:value-type="float">
            <text:p>63812</text:p>
          </table:table-cell>
          <table:table-cell office:value-type="string" calcext:value-type="string">
            <text:p>0000F94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3805" calcext:value-type="float">
            <text:p>63805</text:p>
          </table:table-cell>
          <table:table-cell office:value-type="string" calcext:value-type="string">
            <text:p>0000F93D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3799" calcext:value-type="float">
            <text:p>63799</text:p>
          </table:table-cell>
          <table:table-cell office:value-type="string" calcext:value-type="string">
            <text:p>0000F93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3791" calcext:value-type="float">
            <text:p>63791</text:p>
          </table:table-cell>
          <table:table-cell office:value-type="string" calcext:value-type="string">
            <text:p>0000F92F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0000F92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3775" calcext:value-type="float">
            <text:p>63775</text:p>
          </table:table-cell>
          <table:table-cell office:value-type="string" calcext:value-type="string">
            <text:p>0000F91F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3767" calcext:value-type="float">
            <text:p>63767</text:p>
          </table:table-cell>
          <table:table-cell office:value-type="string" calcext:value-type="string">
            <text:p>0000F91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3759" calcext:value-type="float">
            <text:p>63759</text:p>
          </table:table-cell>
          <table:table-cell office:value-type="string" calcext:value-type="string">
            <text:p>0000F90F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3750" calcext:value-type="float">
            <text:p>63750</text:p>
          </table:table-cell>
          <table:table-cell office:value-type="string" calcext:value-type="string">
            <text:p>0000F90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3743" calcext:value-type="float">
            <text:p>63743</text:p>
          </table:table-cell>
          <table:table-cell office:value-type="string" calcext:value-type="string">
            <text:p>0000F8FF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3736" calcext:value-type="float">
            <text:p>63736</text:p>
          </table:table-cell>
          <table:table-cell office:value-type="string" calcext:value-type="string">
            <text:p>0000F8F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3730" calcext:value-type="float">
            <text:p>63730</text:p>
          </table:table-cell>
          <table:table-cell office:value-type="string" calcext:value-type="string">
            <text:p>0000F8F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3721" calcext:value-type="float">
            <text:p>63721</text:p>
          </table:table-cell>
          <table:table-cell office:value-type="string" calcext:value-type="string">
            <text:p>0000F8E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3714" calcext:value-type="float">
            <text:p>63714</text:p>
          </table:table-cell>
          <table:table-cell office:value-type="string" calcext:value-type="string">
            <text:p>0000F8E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3702" calcext:value-type="float">
            <text:p>63702</text:p>
          </table:table-cell>
          <table:table-cell office:value-type="string" calcext:value-type="string">
            <text:p>0000F8D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3706" calcext:value-type="float">
            <text:p>63706</text:p>
          </table:table-cell>
          <table:table-cell office:value-type="string" calcext:value-type="string">
            <text:p>0000F8D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3733" calcext:value-type="float">
            <text:p>63733</text:p>
          </table:table-cell>
          <table:table-cell office:value-type="string" calcext:value-type="string">
            <text:p>0000F8F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3739" calcext:value-type="float">
            <text:p>63739</text:p>
          </table:table-cell>
          <table:table-cell office:value-type="string" calcext:value-type="string">
            <text:p>0000F8FB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3745" calcext:value-type="float">
            <text:p>63745</text:p>
          </table:table-cell>
          <table:table-cell office:value-type="string" calcext:value-type="string">
            <text:p>0000F90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3752" calcext:value-type="float">
            <text:p>63752</text:p>
          </table:table-cell>
          <table:table-cell office:value-type="string" calcext:value-type="string">
            <text:p>0000F90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3759" calcext:value-type="float">
            <text:p>63759</text:p>
          </table:table-cell>
          <table:table-cell office:value-type="string" calcext:value-type="string">
            <text:p>0000F90F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3765" calcext:value-type="float">
            <text:p>63765</text:p>
          </table:table-cell>
          <table:table-cell office:value-type="string" calcext:value-type="string">
            <text:p>0000F9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3770" calcext:value-type="float">
            <text:p>63770</text:p>
          </table:table-cell>
          <table:table-cell office:value-type="string" calcext:value-type="string">
            <text:p>0000F91A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3776" calcext:value-type="float">
            <text:p>63776</text:p>
          </table:table-cell>
          <table:table-cell office:value-type="string" calcext:value-type="string">
            <text:p>0000F92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0000F92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3787" calcext:value-type="float">
            <text:p>63787</text:p>
          </table:table-cell>
          <table:table-cell office:value-type="string" calcext:value-type="string">
            <text:p>0000F92B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0000F9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3801" calcext:value-type="float">
            <text:p>63801</text:p>
          </table:table-cell>
          <table:table-cell office:value-type="string" calcext:value-type="string">
            <text:p>0000F93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0000F94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3814" calcext:value-type="float">
            <text:p>63814</text:p>
          </table:table-cell>
          <table:table-cell office:value-type="string" calcext:value-type="string">
            <text:p>0000F94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0000F94D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3826" calcext:value-type="float">
            <text:p>63826</text:p>
          </table:table-cell>
          <table:table-cell office:value-type="string" calcext:value-type="string">
            <text:p>0000F95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3831" calcext:value-type="float">
            <text:p>63831</text:p>
          </table:table-cell>
          <table:table-cell office:value-type="string" calcext:value-type="string">
            <text:p>0000F95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3836" calcext:value-type="float">
            <text:p>63836</text:p>
          </table:table-cell>
          <table:table-cell office:value-type="string" calcext:value-type="string">
            <text:p>0000F95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0000F95F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3842" calcext:value-type="float">
            <text:p>63842</text:p>
          </table:table-cell>
          <table:table-cell office:value-type="string" calcext:value-type="string">
            <text:p>0000F96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3846" calcext:value-type="float">
            <text:p>63846</text:p>
          </table:table-cell>
          <table:table-cell office:value-type="string" calcext:value-type="string">
            <text:p>0000F96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3849" calcext:value-type="float">
            <text:p>63849</text:p>
          </table:table-cell>
          <table:table-cell office:value-type="string" calcext:value-type="string">
            <text:p>0000F96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3852" calcext:value-type="float">
            <text:p>63852</text:p>
          </table:table-cell>
          <table:table-cell office:value-type="string" calcext:value-type="string">
            <text:p>0000F96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3856" calcext:value-type="float">
            <text:p>63856</text:p>
          </table:table-cell>
          <table:table-cell office:value-type="string" calcext:value-type="string">
            <text:p>0000F97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3860" calcext:value-type="float">
            <text:p>63860</text:p>
          </table:table-cell>
          <table:table-cell office:value-type="string" calcext:value-type="string">
            <text:p>0000F97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3867" calcext:value-type="float">
            <text:p>63867</text:p>
          </table:table-cell>
          <table:table-cell office:value-type="string" calcext:value-type="string">
            <text:p>0000F97B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3852" calcext:value-type="float">
            <text:p>63852</text:p>
          </table:table-cell>
          <table:table-cell office:value-type="string" calcext:value-type="string">
            <text:p>0000F96C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3836" calcext:value-type="float">
            <text:p>63836</text:p>
          </table:table-cell>
          <table:table-cell office:value-type="string" calcext:value-type="string">
            <text:p>0000F95C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3830" calcext:value-type="float">
            <text:p>63830</text:p>
          </table:table-cell>
          <table:table-cell office:value-type="string" calcext:value-type="string">
            <text:p>0000F95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3823" calcext:value-type="float">
            <text:p>63823</text:p>
          </table:table-cell>
          <table:table-cell office:value-type="string" calcext:value-type="string">
            <text:p>0000F94F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3816" calcext:value-type="float">
            <text:p>63816</text:p>
          </table:table-cell>
          <table:table-cell office:value-type="string" calcext:value-type="string">
            <text:p>0000F94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3809" calcext:value-type="float">
            <text:p>63809</text:p>
          </table:table-cell>
          <table:table-cell office:value-type="string" calcext:value-type="string">
            <text:p>0000F94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3802" calcext:value-type="float">
            <text:p>63802</text:p>
          </table:table-cell>
          <table:table-cell office:value-type="string" calcext:value-type="string">
            <text:p>0000F93A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3795" calcext:value-type="float">
            <text:p>63795</text:p>
          </table:table-cell>
          <table:table-cell office:value-type="string" calcext:value-type="string">
            <text:p>0000F9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3789" calcext:value-type="float">
            <text:p>63789</text:p>
          </table:table-cell>
          <table:table-cell office:value-type="string" calcext:value-type="string">
            <text:p>0000F92D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0000F9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3774" calcext:value-type="float">
            <text:p>63774</text:p>
          </table:table-cell>
          <table:table-cell office:value-type="string" calcext:value-type="string">
            <text:p>0000F91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3757" calcext:value-type="float">
            <text:p>63757</text:p>
          </table:table-cell>
          <table:table-cell office:value-type="string" calcext:value-type="string">
            <text:p>0000F90D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3749" calcext:value-type="float">
            <text:p>63749</text:p>
          </table:table-cell>
          <table:table-cell office:value-type="string" calcext:value-type="string">
            <text:p>0000F90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3741" calcext:value-type="float">
            <text:p>63741</text:p>
          </table:table-cell>
          <table:table-cell office:value-type="string" calcext:value-type="string">
            <text:p>0000F8FD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3734" calcext:value-type="float">
            <text:p>63734</text:p>
          </table:table-cell>
          <table:table-cell office:value-type="string" calcext:value-type="string">
            <text:p>0000F8F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3729" calcext:value-type="float">
            <text:p>63729</text:p>
          </table:table-cell>
          <table:table-cell office:value-type="string" calcext:value-type="string">
            <text:p>0000F8F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3724" calcext:value-type="float">
            <text:p>63724</text:p>
          </table:table-cell>
          <table:table-cell office:value-type="string" calcext:value-type="string">
            <text:p>0000F8EC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0000F8E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3715" calcext:value-type="float">
            <text:p>63715</text:p>
          </table:table-cell>
          <table:table-cell office:value-type="string" calcext:value-type="string">
            <text:p>0000F8E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3708" calcext:value-type="float">
            <text:p>63708</text:p>
          </table:table-cell>
          <table:table-cell office:value-type="string" calcext:value-type="string">
            <text:p>0000F8DC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3691" calcext:value-type="float">
            <text:p>63691</text:p>
          </table:table-cell>
          <table:table-cell office:value-type="string" calcext:value-type="string">
            <text:p>0000F8CB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3691" calcext:value-type="float">
            <text:p>63691</text:p>
          </table:table-cell>
          <table:table-cell office:value-type="string" calcext:value-type="string">
            <text:p>0000F8CB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3698" calcext:value-type="float">
            <text:p>63698</text:p>
          </table:table-cell>
          <table:table-cell office:value-type="string" calcext:value-type="string">
            <text:p>0000F8D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3703" calcext:value-type="float">
            <text:p>63703</text:p>
          </table:table-cell>
          <table:table-cell office:value-type="string" calcext:value-type="string">
            <text:p>0000F8D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3709" calcext:value-type="float">
            <text:p>63709</text:p>
          </table:table-cell>
          <table:table-cell office:value-type="string" calcext:value-type="string">
            <text:p>0000F8DD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3723" calcext:value-type="float">
            <text:p>63723</text:p>
          </table:table-cell>
          <table:table-cell office:value-type="string" calcext:value-type="string">
            <text:p>0000F8EB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3729" calcext:value-type="float">
            <text:p>63729</text:p>
          </table:table-cell>
          <table:table-cell office:value-type="string" calcext:value-type="string">
            <text:p>0000F8F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3737" calcext:value-type="float">
            <text:p>63737</text:p>
          </table:table-cell>
          <table:table-cell office:value-type="string" calcext:value-type="string">
            <text:p>0000F8F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3744" calcext:value-type="float">
            <text:p>63744</text:p>
          </table:table-cell>
          <table:table-cell office:value-type="string" calcext:value-type="string">
            <text:p>0000F9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3748" calcext:value-type="float">
            <text:p>63748</text:p>
          </table:table-cell>
          <table:table-cell office:value-type="string" calcext:value-type="string">
            <text:p>0000F90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3755" calcext:value-type="float">
            <text:p>63755</text:p>
          </table:table-cell>
          <table:table-cell office:value-type="string" calcext:value-type="string">
            <text:p>0000F90B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3762" calcext:value-type="float">
            <text:p>63762</text:p>
          </table:table-cell>
          <table:table-cell office:value-type="string" calcext:value-type="string">
            <text:p>0000F91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3767" calcext:value-type="float">
            <text:p>63767</text:p>
          </table:table-cell>
          <table:table-cell office:value-type="string" calcext:value-type="string">
            <text:p>0000F91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3772" calcext:value-type="float">
            <text:p>63772</text:p>
          </table:table-cell>
          <table:table-cell office:value-type="string" calcext:value-type="string">
            <text:p>0000F91C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3779" calcext:value-type="float">
            <text:p>63779</text:p>
          </table:table-cell>
          <table:table-cell office:value-type="string" calcext:value-type="string">
            <text:p>0000F92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3786" calcext:value-type="float">
            <text:p>63786</text:p>
          </table:table-cell>
          <table:table-cell office:value-type="string" calcext:value-type="string">
            <text:p>0000F92A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3791" calcext:value-type="float">
            <text:p>63791</text:p>
          </table:table-cell>
          <table:table-cell office:value-type="string" calcext:value-type="string">
            <text:p>0000F92F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3797" calcext:value-type="float">
            <text:p>63797</text:p>
          </table:table-cell>
          <table:table-cell office:value-type="string" calcext:value-type="string">
            <text:p>0000F93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3805" calcext:value-type="float">
            <text:p>63805</text:p>
          </table:table-cell>
          <table:table-cell office:value-type="string" calcext:value-type="string">
            <text:p>0000F93D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3812" calcext:value-type="float">
            <text:p>63812</text:p>
          </table:table-cell>
          <table:table-cell office:value-type="string" calcext:value-type="string">
            <text:p>0000F94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3818" calcext:value-type="float">
            <text:p>63818</text:p>
          </table:table-cell>
          <table:table-cell office:value-type="string" calcext:value-type="string">
            <text:p>0000F94A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3824" calcext:value-type="float">
            <text:p>63824</text:p>
          </table:table-cell>
          <table:table-cell office:value-type="string" calcext:value-type="string">
            <text:p>0000F95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3829" calcext:value-type="float">
            <text:p>63829</text:p>
          </table:table-cell>
          <table:table-cell office:value-type="string" calcext:value-type="string">
            <text:p>0000F95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3833" calcext:value-type="float">
            <text:p>63833</text:p>
          </table:table-cell>
          <table:table-cell office:value-type="string" calcext:value-type="string">
            <text:p>0000F95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3837" calcext:value-type="float">
            <text:p>63837</text:p>
          </table:table-cell>
          <table:table-cell office:value-type="string" calcext:value-type="string">
            <text:p>0000F95D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3840" calcext:value-type="float">
            <text:p>63840</text:p>
          </table:table-cell>
          <table:table-cell office:value-type="string" calcext:value-type="string">
            <text:p>0000F96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0000F96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0000F96A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3854" calcext:value-type="float">
            <text:p>63854</text:p>
          </table:table-cell>
          <table:table-cell office:value-type="string" calcext:value-type="string">
            <text:p>0000F96E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3862" calcext:value-type="float">
            <text:p>63862</text:p>
          </table:table-cell>
          <table:table-cell office:value-type="string" calcext:value-type="string">
            <text:p>0000F97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0000F97A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0000F97A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3859" calcext:value-type="float">
            <text:p>63859</text:p>
          </table:table-cell>
          <table:table-cell office:value-type="string" calcext:value-type="string">
            <text:p>0000F97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3852" calcext:value-type="float">
            <text:p>63852</text:p>
          </table:table-cell>
          <table:table-cell office:value-type="string" calcext:value-type="string">
            <text:p>0000F96C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3846" calcext:value-type="float">
            <text:p>63846</text:p>
          </table:table-cell>
          <table:table-cell office:value-type="string" calcext:value-type="string">
            <text:p>0000F96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3840" calcext:value-type="float">
            <text:p>63840</text:p>
          </table:table-cell>
          <table:table-cell office:value-type="string" calcext:value-type="string">
            <text:p>0000F96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3831" calcext:value-type="float">
            <text:p>63831</text:p>
          </table:table-cell>
          <table:table-cell office:value-type="string" calcext:value-type="string">
            <text:p>0000F95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3823" calcext:value-type="float">
            <text:p>63823</text:p>
          </table:table-cell>
          <table:table-cell office:value-type="string" calcext:value-type="string">
            <text:p>0000F94F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3816" calcext:value-type="float">
            <text:p>63816</text:p>
          </table:table-cell>
          <table:table-cell office:value-type="string" calcext:value-type="string">
            <text:p>0000F94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3810" calcext:value-type="float">
            <text:p>63810</text:p>
          </table:table-cell>
          <table:table-cell office:value-type="string" calcext:value-type="string">
            <text:p>0000F9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3803" calcext:value-type="float">
            <text:p>63803</text:p>
          </table:table-cell>
          <table:table-cell office:value-type="string" calcext:value-type="string">
            <text:p>0000F93B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3796" calcext:value-type="float">
            <text:p>63796</text:p>
          </table:table-cell>
          <table:table-cell office:value-type="string" calcext:value-type="string">
            <text:p>0000F93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3789" calcext:value-type="float">
            <text:p>63789</text:p>
          </table:table-cell>
          <table:table-cell office:value-type="string" calcext:value-type="string">
            <text:p>0000F92D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3781" calcext:value-type="float">
            <text:p>63781</text:p>
          </table:table-cell>
          <table:table-cell office:value-type="string" calcext:value-type="string">
            <text:p>0000F92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3774" calcext:value-type="float">
            <text:p>63774</text:p>
          </table:table-cell>
          <table:table-cell office:value-type="string" calcext:value-type="string">
            <text:p>0000F91E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3767" calcext:value-type="float">
            <text:p>63767</text:p>
          </table:table-cell>
          <table:table-cell office:value-type="string" calcext:value-type="string">
            <text:p>0000F91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3758" calcext:value-type="float">
            <text:p>63758</text:p>
          </table:table-cell>
          <table:table-cell office:value-type="string" calcext:value-type="string">
            <text:p>0000F90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3750" calcext:value-type="float">
            <text:p>63750</text:p>
          </table:table-cell>
          <table:table-cell office:value-type="string" calcext:value-type="string">
            <text:p>0000F90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3743" calcext:value-type="float">
            <text:p>63743</text:p>
          </table:table-cell>
          <table:table-cell office:value-type="string" calcext:value-type="string">
            <text:p>0000F8FF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3736" calcext:value-type="float">
            <text:p>63736</text:p>
          </table:table-cell>
          <table:table-cell office:value-type="string" calcext:value-type="string">
            <text:p>0000F8F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3731" calcext:value-type="float">
            <text:p>63731</text:p>
          </table:table-cell>
          <table:table-cell office:value-type="string" calcext:value-type="string">
            <text:p>0000F8F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3720" calcext:value-type="float">
            <text:p>63720</text:p>
          </table:table-cell>
          <table:table-cell office:value-type="string" calcext:value-type="string">
            <text:p>0000F8E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3714" calcext:value-type="float">
            <text:p>63714</text:p>
          </table:table-cell>
          <table:table-cell office:value-type="string" calcext:value-type="string">
            <text:p>0000F8E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3708" calcext:value-type="float">
            <text:p>63708</text:p>
          </table:table-cell>
          <table:table-cell office:value-type="string" calcext:value-type="string">
            <text:p>0000F8DC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3700" calcext:value-type="float">
            <text:p>63700</text:p>
          </table:table-cell>
          <table:table-cell office:value-type="string" calcext:value-type="string">
            <text:p>0000F8D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3716" calcext:value-type="float">
            <text:p>63716</text:p>
          </table:table-cell>
          <table:table-cell office:value-type="string" calcext:value-type="string">
            <text:p>0000F8E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3721" calcext:value-type="float">
            <text:p>63721</text:p>
          </table:table-cell>
          <table:table-cell office:value-type="string" calcext:value-type="string">
            <text:p>0000F8E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3730" calcext:value-type="float">
            <text:p>63730</text:p>
          </table:table-cell>
          <table:table-cell office:value-type="string" calcext:value-type="string">
            <text:p>0000F8F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3737" calcext:value-type="float">
            <text:p>63737</text:p>
          </table:table-cell>
          <table:table-cell office:value-type="string" calcext:value-type="string">
            <text:p>0000F8F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3744" calcext:value-type="float">
            <text:p>63744</text:p>
          </table:table-cell>
          <table:table-cell office:value-type="string" calcext:value-type="string">
            <text:p>0000F9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3752" calcext:value-type="float">
            <text:p>63752</text:p>
          </table:table-cell>
          <table:table-cell office:value-type="string" calcext:value-type="string">
            <text:p>0000F90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3758" calcext:value-type="float">
            <text:p>63758</text:p>
          </table:table-cell>
          <table:table-cell office:value-type="string" calcext:value-type="string">
            <text:p>0000F90E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3764" calcext:value-type="float">
            <text:p>63764</text:p>
          </table:table-cell>
          <table:table-cell office:value-type="string" calcext:value-type="string">
            <text:p>0000F91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3769" calcext:value-type="float">
            <text:p>63769</text:p>
          </table:table-cell>
          <table:table-cell office:value-type="string" calcext:value-type="string">
            <text:p>0000F91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3773" calcext:value-type="float">
            <text:p>63773</text:p>
          </table:table-cell>
          <table:table-cell office:value-type="string" calcext:value-type="string">
            <text:p>0000F91D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3780" calcext:value-type="float">
            <text:p>63780</text:p>
          </table:table-cell>
          <table:table-cell office:value-type="string" calcext:value-type="string">
            <text:p>0000F92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3786" calcext:value-type="float">
            <text:p>63786</text:p>
          </table:table-cell>
          <table:table-cell office:value-type="string" calcext:value-type="string">
            <text:p>0000F92A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3791" calcext:value-type="float">
            <text:p>63791</text:p>
          </table:table-cell>
          <table:table-cell office:value-type="string" calcext:value-type="string">
            <text:p>0000F92F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3797" calcext:value-type="float">
            <text:p>63797</text:p>
          </table:table-cell>
          <table:table-cell office:value-type="string" calcext:value-type="string">
            <text:p>0000F93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3805" calcext:value-type="float">
            <text:p>63805</text:p>
          </table:table-cell>
          <table:table-cell office:value-type="string" calcext:value-type="string">
            <text:p>0000F93D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3811" calcext:value-type="float">
            <text:p>63811</text:p>
          </table:table-cell>
          <table:table-cell office:value-type="string" calcext:value-type="string">
            <text:p>0000F94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3818" calcext:value-type="float">
            <text:p>63818</text:p>
          </table:table-cell>
          <table:table-cell office:value-type="string" calcext:value-type="string">
            <text:p>0000F94A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3826" calcext:value-type="float">
            <text:p>63826</text:p>
          </table:table-cell>
          <table:table-cell office:value-type="string" calcext:value-type="string">
            <text:p>0000F95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3832" calcext:value-type="float">
            <text:p>63832</text:p>
          </table:table-cell>
          <table:table-cell office:value-type="string" calcext:value-type="string">
            <text:p>0000F95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3835" calcext:value-type="float">
            <text:p>63835</text:p>
          </table:table-cell>
          <table:table-cell office:value-type="string" calcext:value-type="string">
            <text:p>0000F95B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3838" calcext:value-type="float">
            <text:p>63838</text:p>
          </table:table-cell>
          <table:table-cell office:value-type="string" calcext:value-type="string">
            <text:p>0000F95E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3842" calcext:value-type="float">
            <text:p>63842</text:p>
          </table:table-cell>
          <table:table-cell office:value-type="string" calcext:value-type="string">
            <text:p>0000F96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0000F96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3847" calcext:value-type="float">
            <text:p>63847</text:p>
          </table:table-cell>
          <table:table-cell office:value-type="string" calcext:value-type="string">
            <text:p>0000F96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3851" calcext:value-type="float">
            <text:p>63851</text:p>
          </table:table-cell>
          <table:table-cell office:value-type="string" calcext:value-type="string">
            <text:p>0000F96B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3855" calcext:value-type="float">
            <text:p>63855</text:p>
          </table:table-cell>
          <table:table-cell office:value-type="string" calcext:value-type="string">
            <text:p>0000F96F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3861" calcext:value-type="float">
            <text:p>63861</text:p>
          </table:table-cell>
          <table:table-cell office:value-type="string" calcext:value-type="string">
            <text:p>0000F97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0000F97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3852" calcext:value-type="float">
            <text:p>63852</text:p>
          </table:table-cell>
          <table:table-cell office:value-type="string" calcext:value-type="string">
            <text:p>0000F96C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3846" calcext:value-type="float">
            <text:p>63846</text:p>
          </table:table-cell>
          <table:table-cell office:value-type="string" calcext:value-type="string">
            <text:p>0000F96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3837" calcext:value-type="float">
            <text:p>63837</text:p>
          </table:table-cell>
          <table:table-cell office:value-type="string" calcext:value-type="string">
            <text:p>0000F95D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3830" calcext:value-type="float">
            <text:p>63830</text:p>
          </table:table-cell>
          <table:table-cell office:value-type="string" calcext:value-type="string">
            <text:p>0000F95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3823" calcext:value-type="float">
            <text:p>63823</text:p>
          </table:table-cell>
          <table:table-cell office:value-type="string" calcext:value-type="string">
            <text:p>0000F94F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3817" calcext:value-type="float">
            <text:p>63817</text:p>
          </table:table-cell>
          <table:table-cell office:value-type="string" calcext:value-type="string">
            <text:p>0000F94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3812" calcext:value-type="float">
            <text:p>63812</text:p>
          </table:table-cell>
          <table:table-cell office:value-type="string" calcext:value-type="string">
            <text:p>0000F94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3805" calcext:value-type="float">
            <text:p>63805</text:p>
          </table:table-cell>
          <table:table-cell office:value-type="string" calcext:value-type="string">
            <text:p>0000F93D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3799" calcext:value-type="float">
            <text:p>63799</text:p>
          </table:table-cell>
          <table:table-cell office:value-type="string" calcext:value-type="string">
            <text:p>0000F93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3792" calcext:value-type="float">
            <text:p>63792</text:p>
          </table:table-cell>
          <table:table-cell office:value-type="string" calcext:value-type="string">
            <text:p>0000F93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3783" calcext:value-type="float">
            <text:p>63783</text:p>
          </table:table-cell>
          <table:table-cell office:value-type="string" calcext:value-type="string">
            <text:p>0000F92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3774" calcext:value-type="float">
            <text:p>63774</text:p>
          </table:table-cell>
          <table:table-cell office:value-type="string" calcext:value-type="string">
            <text:p>0000F91E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3758" calcext:value-type="float">
            <text:p>63758</text:p>
          </table:table-cell>
          <table:table-cell office:value-type="string" calcext:value-type="string">
            <text:p>0000F90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3751" calcext:value-type="float">
            <text:p>63751</text:p>
          </table:table-cell>
          <table:table-cell office:value-type="string" calcext:value-type="string">
            <text:p>0000F90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3744" calcext:value-type="float">
            <text:p>63744</text:p>
          </table:table-cell>
          <table:table-cell office:value-type="string" calcext:value-type="string">
            <text:p>0000F9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3737" calcext:value-type="float">
            <text:p>63737</text:p>
          </table:table-cell>
          <table:table-cell office:value-type="string" calcext:value-type="string">
            <text:p>0000F8F9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3730" calcext:value-type="float">
            <text:p>63730</text:p>
          </table:table-cell>
          <table:table-cell office:value-type="string" calcext:value-type="string">
            <text:p>0000F8F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3724" calcext:value-type="float">
            <text:p>63724</text:p>
          </table:table-cell>
          <table:table-cell office:value-type="string" calcext:value-type="string">
            <text:p>0000F8EC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0000F8E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3716" calcext:value-type="float">
            <text:p>63716</text:p>
          </table:table-cell>
          <table:table-cell office:value-type="string" calcext:value-type="string">
            <text:p>0000F8E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3703" calcext:value-type="float">
            <text:p>63703</text:p>
          </table:table-cell>
          <table:table-cell office:value-type="string" calcext:value-type="string">
            <text:p>0000F8D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3700" calcext:value-type="float">
            <text:p>63700</text:p>
          </table:table-cell>
          <table:table-cell office:value-type="string" calcext:value-type="string">
            <text:p>0000F8D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3709" calcext:value-type="float">
            <text:p>63709</text:p>
          </table:table-cell>
          <table:table-cell office:value-type="string" calcext:value-type="string">
            <text:p>0000F8DD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3715" calcext:value-type="float">
            <text:p>63715</text:p>
          </table:table-cell>
          <table:table-cell office:value-type="string" calcext:value-type="string">
            <text:p>0000F8E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3723" calcext:value-type="float">
            <text:p>63723</text:p>
          </table:table-cell>
          <table:table-cell office:value-type="string" calcext:value-type="string">
            <text:p>0000F8EB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3730" calcext:value-type="float">
            <text:p>63730</text:p>
          </table:table-cell>
          <table:table-cell office:value-type="string" calcext:value-type="string">
            <text:p>0000F8F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3738" calcext:value-type="float">
            <text:p>63738</text:p>
          </table:table-cell>
          <table:table-cell office:value-type="string" calcext:value-type="string">
            <text:p>0000F8FA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3745" calcext:value-type="float">
            <text:p>63745</text:p>
          </table:table-cell>
          <table:table-cell office:value-type="string" calcext:value-type="string">
            <text:p>0000F90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3753" calcext:value-type="float">
            <text:p>63753</text:p>
          </table:table-cell>
          <table:table-cell office:value-type="string" calcext:value-type="string">
            <text:p>0000F90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3760" calcext:value-type="float">
            <text:p>63760</text:p>
          </table:table-cell>
          <table:table-cell office:value-type="string" calcext:value-type="string">
            <text:p>0000F91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3765" calcext:value-type="float">
            <text:p>63765</text:p>
          </table:table-cell>
          <table:table-cell office:value-type="string" calcext:value-type="string">
            <text:p>0000F91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3770" calcext:value-type="float">
            <text:p>63770</text:p>
          </table:table-cell>
          <table:table-cell office:value-type="string" calcext:value-type="string">
            <text:p>0000F91A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3776" calcext:value-type="float">
            <text:p>63776</text:p>
          </table:table-cell>
          <table:table-cell office:value-type="string" calcext:value-type="string">
            <text:p>0000F92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3781" calcext:value-type="float">
            <text:p>63781</text:p>
          </table:table-cell>
          <table:table-cell office:value-type="string" calcext:value-type="string">
            <text:p>0000F92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3786" calcext:value-type="float">
            <text:p>63786</text:p>
          </table:table-cell>
          <table:table-cell office:value-type="string" calcext:value-type="string">
            <text:p>0000F92A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3792" calcext:value-type="float">
            <text:p>63792</text:p>
          </table:table-cell>
          <table:table-cell office:value-type="string" calcext:value-type="string">
            <text:p>0000F93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3799" calcext:value-type="float">
            <text:p>63799</text:p>
          </table:table-cell>
          <table:table-cell office:value-type="string" calcext:value-type="string">
            <text:p>0000F93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3806" calcext:value-type="float">
            <text:p>63806</text:p>
          </table:table-cell>
          <table:table-cell office:value-type="string" calcext:value-type="string">
            <text:p>0000F93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3814" calcext:value-type="float">
            <text:p>63814</text:p>
          </table:table-cell>
          <table:table-cell office:value-type="string" calcext:value-type="string">
            <text:p>0000F94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3822" calcext:value-type="float">
            <text:p>63822</text:p>
          </table:table-cell>
          <table:table-cell office:value-type="string" calcext:value-type="string">
            <text:p>0000F94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3828" calcext:value-type="float">
            <text:p>63828</text:p>
          </table:table-cell>
          <table:table-cell office:value-type="string" calcext:value-type="string">
            <text:p>0000F95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3834" calcext:value-type="float">
            <text:p>63834</text:p>
          </table:table-cell>
          <table:table-cell office:value-type="string" calcext:value-type="string">
            <text:p>0000F95A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3837" calcext:value-type="float">
            <text:p>63837</text:p>
          </table:table-cell>
          <table:table-cell office:value-type="string" calcext:value-type="string">
            <text:p>0000F95D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3841" calcext:value-type="float">
            <text:p>63841</text:p>
          </table:table-cell>
          <table:table-cell office:value-type="string" calcext:value-type="string">
            <text:p>0000F96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0000F96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3846" calcext:value-type="float">
            <text:p>63846</text:p>
          </table:table-cell>
          <table:table-cell office:value-type="string" calcext:value-type="string">
            <text:p>0000F96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0000F96A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3855" calcext:value-type="float">
            <text:p>63855</text:p>
          </table:table-cell>
          <table:table-cell office:value-type="string" calcext:value-type="string">
            <text:p>0000F96F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3859" calcext:value-type="float">
            <text:p>63859</text:p>
          </table:table-cell>
          <table:table-cell office:value-type="string" calcext:value-type="string">
            <text:p>0000F97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3867" calcext:value-type="float">
            <text:p>63867</text:p>
          </table:table-cell>
          <table:table-cell office:value-type="string" calcext:value-type="string">
            <text:p>0000F97B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3874" calcext:value-type="float">
            <text:p>63874</text:p>
          </table:table-cell>
          <table:table-cell office:value-type="string" calcext:value-type="string">
            <text:p>0000F98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3876" calcext:value-type="float">
            <text:p>63876</text:p>
          </table:table-cell>
          <table:table-cell office:value-type="string" calcext:value-type="string">
            <text:p>0000F98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3876" calcext:value-type="float">
            <text:p>63876</text:p>
          </table:table-cell>
          <table:table-cell office:value-type="string" calcext:value-type="string">
            <text:p>0000F98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3876" calcext:value-type="float">
            <text:p>63876</text:p>
          </table:table-cell>
          <table:table-cell office:value-type="string" calcext:value-type="string">
            <text:p>0000F98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3875" calcext:value-type="float">
            <text:p>63875</text:p>
          </table:table-cell>
          <table:table-cell office:value-type="string" calcext:value-type="string">
            <text:p>0000F98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3859" calcext:value-type="float">
            <text:p>63859</text:p>
          </table:table-cell>
          <table:table-cell office:value-type="string" calcext:value-type="string">
            <text:p>0000F97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3851" calcext:value-type="float">
            <text:p>63851</text:p>
          </table:table-cell>
          <table:table-cell office:value-type="string" calcext:value-type="string">
            <text:p>0000F96B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3838" calcext:value-type="float">
            <text:p>63838</text:p>
          </table:table-cell>
          <table:table-cell office:value-type="string" calcext:value-type="string">
            <text:p>0000F95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3831" calcext:value-type="float">
            <text:p>63831</text:p>
          </table:table-cell>
          <table:table-cell office:value-type="string" calcext:value-type="string">
            <text:p>0000F95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3825" calcext:value-type="float">
            <text:p>63825</text:p>
          </table:table-cell>
          <table:table-cell office:value-type="string" calcext:value-type="string">
            <text:p>0000F95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3818" calcext:value-type="float">
            <text:p>63818</text:p>
          </table:table-cell>
          <table:table-cell office:value-type="string" calcext:value-type="string">
            <text:p>0000F94A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3811" calcext:value-type="float">
            <text:p>63811</text:p>
          </table:table-cell>
          <table:table-cell office:value-type="string" calcext:value-type="string">
            <text:p>0000F94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3804" calcext:value-type="float">
            <text:p>63804</text:p>
          </table:table-cell>
          <table:table-cell office:value-type="string" calcext:value-type="string">
            <text:p>0000F93C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3796" calcext:value-type="float">
            <text:p>63796</text:p>
          </table:table-cell>
          <table:table-cell office:value-type="string" calcext:value-type="string">
            <text:p>0000F93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3788" calcext:value-type="float">
            <text:p>63788</text:p>
          </table:table-cell>
          <table:table-cell office:value-type="string" calcext:value-type="string">
            <text:p>0000F92C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3781" calcext:value-type="float">
            <text:p>63781</text:p>
          </table:table-cell>
          <table:table-cell office:value-type="string" calcext:value-type="string">
            <text:p>0000F92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3773" calcext:value-type="float">
            <text:p>63773</text:p>
          </table:table-cell>
          <table:table-cell office:value-type="string" calcext:value-type="string">
            <text:p>0000F91D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3759" calcext:value-type="float">
            <text:p>63759</text:p>
          </table:table-cell>
          <table:table-cell office:value-type="string" calcext:value-type="string">
            <text:p>0000F90F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3751" calcext:value-type="float">
            <text:p>63751</text:p>
          </table:table-cell>
          <table:table-cell office:value-type="string" calcext:value-type="string">
            <text:p>0000F90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3744" calcext:value-type="float">
            <text:p>63744</text:p>
          </table:table-cell>
          <table:table-cell office:value-type="string" calcext:value-type="string">
            <text:p>0000F9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3738" calcext:value-type="float">
            <text:p>63738</text:p>
          </table:table-cell>
          <table:table-cell office:value-type="string" calcext:value-type="string">
            <text:p>0000F8FA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3732" calcext:value-type="float">
            <text:p>63732</text:p>
          </table:table-cell>
          <table:table-cell office:value-type="string" calcext:value-type="string">
            <text:p>0000F8F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3727" calcext:value-type="float">
            <text:p>63727</text:p>
          </table:table-cell>
          <table:table-cell office:value-type="string" calcext:value-type="string">
            <text:p>0000F8EF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3722" calcext:value-type="float">
            <text:p>63722</text:p>
          </table:table-cell>
          <table:table-cell office:value-type="string" calcext:value-type="string">
            <text:p>0000F8EA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0000F8E7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3716" calcext:value-type="float">
            <text:p>63716</text:p>
          </table:table-cell>
          <table:table-cell office:value-type="string" calcext:value-type="string">
            <text:p>0000F8E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3705" calcext:value-type="float">
            <text:p>63705</text:p>
          </table:table-cell>
          <table:table-cell office:value-type="string" calcext:value-type="string">
            <text:p>0000F8D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3703" calcext:value-type="float">
            <text:p>63703</text:p>
          </table:table-cell>
          <table:table-cell office:value-type="string" calcext:value-type="string">
            <text:p>0000F8D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3700" calcext:value-type="float">
            <text:p>63700</text:p>
          </table:table-cell>
          <table:table-cell office:value-type="string" calcext:value-type="string">
            <text:p>0000F8D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3702" calcext:value-type="float">
            <text:p>63702</text:p>
          </table:table-cell>
          <table:table-cell office:value-type="string" calcext:value-type="string">
            <text:p>0000F8D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3709" calcext:value-type="float">
            <text:p>63709</text:p>
          </table:table-cell>
          <table:table-cell office:value-type="string" calcext:value-type="string">
            <text:p>0000F8DD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3716" calcext:value-type="float">
            <text:p>63716</text:p>
          </table:table-cell>
          <table:table-cell office:value-type="string" calcext:value-type="string">
            <text:p>0000F8E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3723" calcext:value-type="float">
            <text:p>63723</text:p>
          </table:table-cell>
          <table:table-cell office:value-type="string" calcext:value-type="string">
            <text:p>0000F8EB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3730" calcext:value-type="float">
            <text:p>63730</text:p>
          </table:table-cell>
          <table:table-cell office:value-type="string" calcext:value-type="string">
            <text:p>0000F8F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3738" calcext:value-type="float">
            <text:p>63738</text:p>
          </table:table-cell>
          <table:table-cell office:value-type="string" calcext:value-type="string">
            <text:p>0000F8FA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3745" calcext:value-type="float">
            <text:p>63745</text:p>
          </table:table-cell>
          <table:table-cell office:value-type="string" calcext:value-type="string">
            <text:p>0000F901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3752" calcext:value-type="float">
            <text:p>63752</text:p>
          </table:table-cell>
          <table:table-cell office:value-type="string" calcext:value-type="string">
            <text:p>0000F90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3759" calcext:value-type="float">
            <text:p>63759</text:p>
          </table:table-cell>
          <table:table-cell office:value-type="string" calcext:value-type="string">
            <text:p>0000F90F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3772" calcext:value-type="float">
            <text:p>63772</text:p>
          </table:table-cell>
          <table:table-cell office:value-type="string" calcext:value-type="string">
            <text:p>0000F91C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3777" calcext:value-type="float">
            <text:p>63777</text:p>
          </table:table-cell>
          <table:table-cell office:value-type="string" calcext:value-type="string">
            <text:p>0000F92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3783" calcext:value-type="float">
            <text:p>63783</text:p>
          </table:table-cell>
          <table:table-cell office:value-type="string" calcext:value-type="string">
            <text:p>0000F92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3788" calcext:value-type="float">
            <text:p>63788</text:p>
          </table:table-cell>
          <table:table-cell office:value-type="string" calcext:value-type="string">
            <text:p>0000F92C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0000F93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3801" calcext:value-type="float">
            <text:p>63801</text:p>
          </table:table-cell>
          <table:table-cell office:value-type="string" calcext:value-type="string">
            <text:p>0000F93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0000F94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3814" calcext:value-type="float">
            <text:p>63814</text:p>
          </table:table-cell>
          <table:table-cell office:value-type="string" calcext:value-type="string">
            <text:p>0000F94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3822" calcext:value-type="float">
            <text:p>63822</text:p>
          </table:table-cell>
          <table:table-cell office:value-type="string" calcext:value-type="string">
            <text:p>0000F94E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3829" calcext:value-type="float">
            <text:p>63829</text:p>
          </table:table-cell>
          <table:table-cell office:value-type="string" calcext:value-type="string">
            <text:p>0000F955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3835" calcext:value-type="float">
            <text:p>63835</text:p>
          </table:table-cell>
          <table:table-cell office:value-type="string" calcext:value-type="string">
            <text:p>0000F95B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3840" calcext:value-type="float">
            <text:p>63840</text:p>
          </table:table-cell>
          <table:table-cell office:value-type="string" calcext:value-type="string">
            <text:p>0000F96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0000F963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3847" calcext:value-type="float">
            <text:p>63847</text:p>
          </table:table-cell>
          <table:table-cell office:value-type="string" calcext:value-type="string">
            <text:p>0000F96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3851" calcext:value-type="float">
            <text:p>63851</text:p>
          </table:table-cell>
          <table:table-cell office:value-type="string" calcext:value-type="string">
            <text:p>0000F96B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3855" calcext:value-type="float">
            <text:p>63855</text:p>
          </table:table-cell>
          <table:table-cell office:value-type="string" calcext:value-type="string">
            <text:p>0000F96F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0000F97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3860" calcext:value-type="float">
            <text:p>63860</text:p>
          </table:table-cell>
          <table:table-cell office:value-type="string" calcext:value-type="string">
            <text:p>0000F97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3876" calcext:value-type="float">
            <text:p>63876</text:p>
          </table:table-cell>
          <table:table-cell office:value-type="string" calcext:value-type="string">
            <text:p>0000F98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3878" calcext:value-type="float">
            <text:p>63878</text:p>
          </table:table-cell>
          <table:table-cell office:value-type="string" calcext:value-type="string">
            <text:p>0000F98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3880" calcext:value-type="float">
            <text:p>63880</text:p>
          </table:table-cell>
          <table:table-cell office:value-type="string" calcext:value-type="string">
            <text:p>0000F98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3883" calcext:value-type="float">
            <text:p>63883</text:p>
          </table:table-cell>
          <table:table-cell office:value-type="string" calcext:value-type="string">
            <text:p>0000F98B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3884" calcext:value-type="float">
            <text:p>63884</text:p>
          </table:table-cell>
          <table:table-cell office:value-type="string" calcext:value-type="string">
            <text:p>0000F98C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3882" calcext:value-type="float">
            <text:p>63882</text:p>
          </table:table-cell>
          <table:table-cell office:value-type="string" calcext:value-type="string">
            <text:p>0000F98A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3878" calcext:value-type="float">
            <text:p>63878</text:p>
          </table:table-cell>
          <table:table-cell office:value-type="string" calcext:value-type="string">
            <text:p>0000F98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3875" calcext:value-type="float">
            <text:p>63875</text:p>
          </table:table-cell>
          <table:table-cell office:value-type="string" calcext:value-type="string">
            <text:p>0000F98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0000F97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0000F96A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0000F96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3836" calcext:value-type="float">
            <text:p>63836</text:p>
          </table:table-cell>
          <table:table-cell office:value-type="string" calcext:value-type="string">
            <text:p>0000F95C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3828" calcext:value-type="float">
            <text:p>63828</text:p>
          </table:table-cell>
          <table:table-cell office:value-type="string" calcext:value-type="string">
            <text:p>0000F95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3822" calcext:value-type="float">
            <text:p>63822</text:p>
          </table:table-cell>
          <table:table-cell office:value-type="string" calcext:value-type="string">
            <text:p>0000F94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3815" calcext:value-type="float">
            <text:p>63815</text:p>
          </table:table-cell>
          <table:table-cell office:value-type="string" calcext:value-type="string">
            <text:p>0000F94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0000F93F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3799" calcext:value-type="float">
            <text:p>63799</text:p>
          </table:table-cell>
          <table:table-cell office:value-type="string" calcext:value-type="string">
            <text:p>0000F937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3793" calcext:value-type="float">
            <text:p>63793</text:p>
          </table:table-cell>
          <table:table-cell office:value-type="string" calcext:value-type="string">
            <text:p>0000F93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3785" calcext:value-type="float">
            <text:p>63785</text:p>
          </table:table-cell>
          <table:table-cell office:value-type="string" calcext:value-type="string">
            <text:p>0000F92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3778" calcext:value-type="float">
            <text:p>63778</text:p>
          </table:table-cell>
          <table:table-cell office:value-type="string" calcext:value-type="string">
            <text:p>0000F92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3771" calcext:value-type="float">
            <text:p>63771</text:p>
          </table:table-cell>
          <table:table-cell office:value-type="string" calcext:value-type="string">
            <text:p>0000F91B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3763" calcext:value-type="float">
            <text:p>63763</text:p>
          </table:table-cell>
          <table:table-cell office:value-type="string" calcext:value-type="string">
            <text:p>0000F91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3755" calcext:value-type="float">
            <text:p>63755</text:p>
          </table:table-cell>
          <table:table-cell office:value-type="string" calcext:value-type="string">
            <text:p>0000F90B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3747" calcext:value-type="float">
            <text:p>63747</text:p>
          </table:table-cell>
          <table:table-cell office:value-type="string" calcext:value-type="string">
            <text:p>0000F90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3740" calcext:value-type="float">
            <text:p>63740</text:p>
          </table:table-cell>
          <table:table-cell office:value-type="string" calcext:value-type="string">
            <text:p>0000F8FC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3735" calcext:value-type="float">
            <text:p>63735</text:p>
          </table:table-cell>
          <table:table-cell office:value-type="string" calcext:value-type="string">
            <text:p>0000F8F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3731" calcext:value-type="float">
            <text:p>63731</text:p>
          </table:table-cell>
          <table:table-cell office:value-type="string" calcext:value-type="string">
            <text:p>0000F8F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3726" calcext:value-type="float">
            <text:p>63726</text:p>
          </table:table-cell>
          <table:table-cell office:value-type="string" calcext:value-type="string">
            <text:p>0000F8E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3723" calcext:value-type="float">
            <text:p>63723</text:p>
          </table:table-cell>
          <table:table-cell office:value-type="string" calcext:value-type="string">
            <text:p>0000F8EB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3720" calcext:value-type="float">
            <text:p>63720</text:p>
          </table:table-cell>
          <table:table-cell office:value-type="string" calcext:value-type="string">
            <text:p>0000F8E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3715" calcext:value-type="float">
            <text:p>63715</text:p>
          </table:table-cell>
          <table:table-cell office:value-type="string" calcext:value-type="string">
            <text:p>0000F8E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3705" calcext:value-type="float">
            <text:p>63705</text:p>
          </table:table-cell>
          <table:table-cell office:value-type="string" calcext:value-type="string">
            <text:p>0000F8D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3705" calcext:value-type="float">
            <text:p>63705</text:p>
          </table:table-cell>
          <table:table-cell office:value-type="string" calcext:value-type="string">
            <text:p>0000F8D9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3708" calcext:value-type="float">
            <text:p>63708</text:p>
          </table:table-cell>
          <table:table-cell office:value-type="string" calcext:value-type="string">
            <text:p>0000F8DC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0000F8E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3732" calcext:value-type="float">
            <text:p>63732</text:p>
          </table:table-cell>
          <table:table-cell office:value-type="string" calcext:value-type="string">
            <text:p>0000F8F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3739" calcext:value-type="float">
            <text:p>63739</text:p>
          </table:table-cell>
          <table:table-cell office:value-type="string" calcext:value-type="string">
            <text:p>0000F8FB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3746" calcext:value-type="float">
            <text:p>63746</text:p>
          </table:table-cell>
          <table:table-cell office:value-type="string" calcext:value-type="string">
            <text:p>0000F90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3752" calcext:value-type="float">
            <text:p>63752</text:p>
          </table:table-cell>
          <table:table-cell office:value-type="string" calcext:value-type="string">
            <text:p>0000F908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3758" calcext:value-type="float">
            <text:p>63758</text:p>
          </table:table-cell>
          <table:table-cell office:value-type="string" calcext:value-type="string">
            <text:p>0000F90E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3773" calcext:value-type="float">
            <text:p>63773</text:p>
          </table:table-cell>
          <table:table-cell office:value-type="string" calcext:value-type="string">
            <text:p>0000F91D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3777" calcext:value-type="float">
            <text:p>63777</text:p>
          </table:table-cell>
          <table:table-cell office:value-type="string" calcext:value-type="string">
            <text:p>0000F921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3781" calcext:value-type="float">
            <text:p>63781</text:p>
          </table:table-cell>
          <table:table-cell office:value-type="string" calcext:value-type="string">
            <text:p>0000F92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3788" calcext:value-type="float">
            <text:p>63788</text:p>
          </table:table-cell>
          <table:table-cell office:value-type="string" calcext:value-type="string">
            <text:p>0000F92C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0000F93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3801" calcext:value-type="float">
            <text:p>63801</text:p>
          </table:table-cell>
          <table:table-cell office:value-type="string" calcext:value-type="string">
            <text:p>0000F939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0000F93F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3814" calcext:value-type="float">
            <text:p>63814</text:p>
          </table:table-cell>
          <table:table-cell office:value-type="string" calcext:value-type="string">
            <text:p>0000F94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0000F94D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3828" calcext:value-type="float">
            <text:p>63828</text:p>
          </table:table-cell>
          <table:table-cell office:value-type="string" calcext:value-type="string">
            <text:p>0000F95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3834" calcext:value-type="float">
            <text:p>63834</text:p>
          </table:table-cell>
          <table:table-cell office:value-type="string" calcext:value-type="string">
            <text:p>0000F95A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0000F95F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3843" calcext:value-type="float">
            <text:p>63843</text:p>
          </table:table-cell>
          <table:table-cell office:value-type="string" calcext:value-type="string">
            <text:p>0000F96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3846" calcext:value-type="float">
            <text:p>63846</text:p>
          </table:table-cell>
          <table:table-cell office:value-type="string" calcext:value-type="string">
            <text:p>0000F96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0000F96A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3852" calcext:value-type="float">
            <text:p>63852</text:p>
          </table:table-cell>
          <table:table-cell office:value-type="string" calcext:value-type="string">
            <text:p>0000F96C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3855" calcext:value-type="float">
            <text:p>63855</text:p>
          </table:table-cell>
          <table:table-cell office:value-type="string" calcext:value-type="string">
            <text:p>0000F96F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3860" calcext:value-type="float">
            <text:p>63860</text:p>
          </table:table-cell>
          <table:table-cell office:value-type="string" calcext:value-type="string">
            <text:p>0000F974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3874" calcext:value-type="float">
            <text:p>63874</text:p>
          </table:table-cell>
          <table:table-cell office:value-type="string" calcext:value-type="string">
            <text:p>0000F98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3878" calcext:value-type="float">
            <text:p>63878</text:p>
          </table:table-cell>
          <table:table-cell office:value-type="string" calcext:value-type="string">
            <text:p>0000F98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3880" calcext:value-type="float">
            <text:p>63880</text:p>
          </table:table-cell>
          <table:table-cell office:value-type="string" calcext:value-type="string">
            <text:p>0000F988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3882" calcext:value-type="float">
            <text:p>63882</text:p>
          </table:table-cell>
          <table:table-cell office:value-type="string" calcext:value-type="string">
            <text:p>0000F98A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3880" calcext:value-type="float">
            <text:p>63880</text:p>
          </table:table-cell>
          <table:table-cell office:value-type="string" calcext:value-type="string">
            <text:p>0000F98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3879" calcext:value-type="float">
            <text:p>63879</text:p>
          </table:table-cell>
          <table:table-cell office:value-type="string" calcext:value-type="string">
            <text:p>0000F98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3877" calcext:value-type="float">
            <text:p>63877</text:p>
          </table:table-cell>
          <table:table-cell office:value-type="string" calcext:value-type="string">
            <text:p>0000F98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3873" calcext:value-type="float">
            <text:p>63873</text:p>
          </table:table-cell>
          <table:table-cell office:value-type="string" calcext:value-type="string">
            <text:p>0000F98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0000F97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0000F971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0000F96A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3841" calcext:value-type="float">
            <text:p>63841</text:p>
          </table:table-cell>
          <table:table-cell office:value-type="string" calcext:value-type="string">
            <text:p>0000F96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3834" calcext:value-type="float">
            <text:p>63834</text:p>
          </table:table-cell>
          <table:table-cell office:value-type="string" calcext:value-type="string">
            <text:p>0000F95A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3828" calcext:value-type="float">
            <text:p>63828</text:p>
          </table:table-cell>
          <table:table-cell office:value-type="string" calcext:value-type="string">
            <text:p>0000F954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0000F94D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3813" calcext:value-type="float">
            <text:p>63813</text:p>
          </table:table-cell>
          <table:table-cell office:value-type="string" calcext:value-type="string">
            <text:p>0000F945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3806" calcext:value-type="float">
            <text:p>63806</text:p>
          </table:table-cell>
          <table:table-cell office:value-type="string" calcext:value-type="string">
            <text:p>0000F93E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3799" calcext:value-type="float">
            <text:p>63799</text:p>
          </table:table-cell>
          <table:table-cell office:value-type="string" calcext:value-type="string">
            <text:p>0000F93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3791" calcext:value-type="float">
            <text:p>63791</text:p>
          </table:table-cell>
          <table:table-cell office:value-type="string" calcext:value-type="string">
            <text:p>0000F92F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0000F92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3777" calcext:value-type="float">
            <text:p>63777</text:p>
          </table:table-cell>
          <table:table-cell office:value-type="string" calcext:value-type="string">
            <text:p>0000F92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3769" calcext:value-type="float">
            <text:p>63769</text:p>
          </table:table-cell>
          <table:table-cell office:value-type="string" calcext:value-type="string">
            <text:p>0000F919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3761" calcext:value-type="float">
            <text:p>63761</text:p>
          </table:table-cell>
          <table:table-cell office:value-type="string" calcext:value-type="string">
            <text:p>0000F91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3754" calcext:value-type="float">
            <text:p>63754</text:p>
          </table:table-cell>
          <table:table-cell office:value-type="string" calcext:value-type="string">
            <text:p>0000F90A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3746" calcext:value-type="float">
            <text:p>63746</text:p>
          </table:table-cell>
          <table:table-cell office:value-type="string" calcext:value-type="string">
            <text:p>0000F90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3739" calcext:value-type="float">
            <text:p>63739</text:p>
          </table:table-cell>
          <table:table-cell office:value-type="string" calcext:value-type="string">
            <text:p>0000F8FB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3734" calcext:value-type="float">
            <text:p>63734</text:p>
          </table:table-cell>
          <table:table-cell office:value-type="string" calcext:value-type="string">
            <text:p>0000F8F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3729" calcext:value-type="float">
            <text:p>63729</text:p>
          </table:table-cell>
          <table:table-cell office:value-type="string" calcext:value-type="string">
            <text:p>0000F8F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3726" calcext:value-type="float">
            <text:p>63726</text:p>
          </table:table-cell>
          <table:table-cell office:value-type="string" calcext:value-type="string">
            <text:p>0000F8EE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3722" calcext:value-type="float">
            <text:p>63722</text:p>
          </table:table-cell>
          <table:table-cell office:value-type="string" calcext:value-type="string">
            <text:p>0000F8EA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3718" calcext:value-type="float">
            <text:p>63718</text:p>
          </table:table-cell>
          <table:table-cell office:value-type="string" calcext:value-type="string">
            <text:p>0000F8E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3715" calcext:value-type="float">
            <text:p>63715</text:p>
          </table:table-cell>
          <table:table-cell office:value-type="string" calcext:value-type="string">
            <text:p>0000F8E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3712" calcext:value-type="float">
            <text:p>63712</text:p>
          </table:table-cell>
          <table:table-cell office:value-type="string" calcext:value-type="string">
            <text:p>0000F8E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3709" calcext:value-type="float">
            <text:p>63709</text:p>
          </table:table-cell>
          <table:table-cell office:value-type="string" calcext:value-type="string">
            <text:p>0000F8DD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3706" calcext:value-type="float">
            <text:p>63706</text:p>
          </table:table-cell>
          <table:table-cell office:value-type="string" calcext:value-type="string">
            <text:p>0000F8DA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3705" calcext:value-type="float">
            <text:p>63705</text:p>
          </table:table-cell>
          <table:table-cell office:value-type="string" calcext:value-type="string">
            <text:p>0000F8D9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3705" calcext:value-type="float">
            <text:p>63705</text:p>
          </table:table-cell>
          <table:table-cell office:value-type="string" calcext:value-type="string">
            <text:p>0000F8D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3708" calcext:value-type="float">
            <text:p>63708</text:p>
          </table:table-cell>
          <table:table-cell office:value-type="string" calcext:value-type="string">
            <text:p>0000F8DC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3844" calcext:value-type="float">
            <text:p>63844</text:p>
          </table:table-cell>
          <table:table-cell office:value-type="string" calcext:value-type="string">
            <text:p>0000F964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3847" calcext:value-type="float">
            <text:p>63847</text:p>
          </table:table-cell>
          <table:table-cell office:value-type="string" calcext:value-type="string">
            <text:p>0000F96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0000F96A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3854" calcext:value-type="float">
            <text:p>63854</text:p>
          </table:table-cell>
          <table:table-cell office:value-type="string" calcext:value-type="string">
            <text:p>0000F96E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0000F97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3861" calcext:value-type="float">
            <text:p>63861</text:p>
          </table:table-cell>
          <table:table-cell office:value-type="string" calcext:value-type="string">
            <text:p>0000F97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3865" calcext:value-type="float">
            <text:p>63865</text:p>
          </table:table-cell>
          <table:table-cell office:value-type="string" calcext:value-type="string">
            <text:p>0000F97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3868" calcext:value-type="float">
            <text:p>63868</text:p>
          </table:table-cell>
          <table:table-cell office:value-type="string" calcext:value-type="string">
            <text:p>0000F97C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0000F98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3867" calcext:value-type="float">
            <text:p>63867</text:p>
          </table:table-cell>
          <table:table-cell office:value-type="string" calcext:value-type="string">
            <text:p>0000F97B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3862" calcext:value-type="float">
            <text:p>63862</text:p>
          </table:table-cell>
          <table:table-cell office:value-type="string" calcext:value-type="string">
            <text:p>0000F97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3856" calcext:value-type="float">
            <text:p>63856</text:p>
          </table:table-cell>
          <table:table-cell office:value-type="string" calcext:value-type="string">
            <text:p>0000F97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3849" calcext:value-type="float">
            <text:p>63849</text:p>
          </table:table-cell>
          <table:table-cell office:value-type="string" calcext:value-type="string">
            <text:p>0000F96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3842" calcext:value-type="float">
            <text:p>63842</text:p>
          </table:table-cell>
          <table:table-cell office:value-type="string" calcext:value-type="string">
            <text:p>0000F96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3834" calcext:value-type="float">
            <text:p>63834</text:p>
          </table:table-cell>
          <table:table-cell office:value-type="string" calcext:value-type="string">
            <text:p>0000F95A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3828" calcext:value-type="float">
            <text:p>63828</text:p>
          </table:table-cell>
          <table:table-cell office:value-type="string" calcext:value-type="string">
            <text:p>0000F95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3820" calcext:value-type="float">
            <text:p>63820</text:p>
          </table:table-cell>
          <table:table-cell office:value-type="string" calcext:value-type="string">
            <text:p>0000F94C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3813" calcext:value-type="float">
            <text:p>63813</text:p>
          </table:table-cell>
          <table:table-cell office:value-type="string" calcext:value-type="string">
            <text:p>0000F94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3807" calcext:value-type="float">
            <text:p>63807</text:p>
          </table:table-cell>
          <table:table-cell office:value-type="string" calcext:value-type="string">
            <text:p>0000F93F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3800" calcext:value-type="float">
            <text:p>63800</text:p>
          </table:table-cell>
          <table:table-cell office:value-type="string" calcext:value-type="string">
            <text:p>0000F93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3793" calcext:value-type="float">
            <text:p>63793</text:p>
          </table:table-cell>
          <table:table-cell office:value-type="string" calcext:value-type="string">
            <text:p>0000F93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3786" calcext:value-type="float">
            <text:p>63786</text:p>
          </table:table-cell>
          <table:table-cell office:value-type="string" calcext:value-type="string">
            <text:p>0000F92A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3779" calcext:value-type="float">
            <text:p>63779</text:p>
          </table:table-cell>
          <table:table-cell office:value-type="string" calcext:value-type="string">
            <text:p>0000F92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3772" calcext:value-type="float">
            <text:p>63772</text:p>
          </table:table-cell>
          <table:table-cell office:value-type="string" calcext:value-type="string">
            <text:p>0000F91C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3761" calcext:value-type="float">
            <text:p>63761</text:p>
          </table:table-cell>
          <table:table-cell office:value-type="string" calcext:value-type="string">
            <text:p>0000F91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3753" calcext:value-type="float">
            <text:p>63753</text:p>
          </table:table-cell>
          <table:table-cell office:value-type="string" calcext:value-type="string">
            <text:p>0000F90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3746" calcext:value-type="float">
            <text:p>63746</text:p>
          </table:table-cell>
          <table:table-cell office:value-type="string" calcext:value-type="string">
            <text:p>0000F90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3739" calcext:value-type="float">
            <text:p>63739</text:p>
          </table:table-cell>
          <table:table-cell office:value-type="string" calcext:value-type="string">
            <text:p>0000F8FB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3731" calcext:value-type="float">
            <text:p>63731</text:p>
          </table:table-cell>
          <table:table-cell office:value-type="string" calcext:value-type="string">
            <text:p>0000F8F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3720" calcext:value-type="float">
            <text:p>63720</text:p>
          </table:table-cell>
          <table:table-cell office:value-type="string" calcext:value-type="string">
            <text:p>0000F8E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3716" calcext:value-type="float">
            <text:p>63716</text:p>
          </table:table-cell>
          <table:table-cell office:value-type="string" calcext:value-type="string">
            <text:p>0000F8E4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3706" calcext:value-type="float">
            <text:p>63706</text:p>
          </table:table-cell>
          <table:table-cell office:value-type="string" calcext:value-type="string">
            <text:p>0000F8DA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3703" calcext:value-type="float">
            <text:p>63703</text:p>
          </table:table-cell>
          <table:table-cell office:value-type="string" calcext:value-type="string">
            <text:p>0000F8D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3700" calcext:value-type="float">
            <text:p>63700</text:p>
          </table:table-cell>
          <table:table-cell office:value-type="string" calcext:value-type="string">
            <text:p>0000F8D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3692" calcext:value-type="float">
            <text:p>63692</text:p>
          </table:table-cell>
          <table:table-cell office:value-type="string" calcext:value-type="string">
            <text:p>0000F8CC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3693" calcext:value-type="float">
            <text:p>63693</text:p>
          </table:table-cell>
          <table:table-cell office:value-type="string" calcext:value-type="string">
            <text:p>0000F8CD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0000F8D1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3705" calcext:value-type="float">
            <text:p>63705</text:p>
          </table:table-cell>
          <table:table-cell office:value-type="string" calcext:value-type="string">
            <text:p>0000F8D9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3711" calcext:value-type="float">
            <text:p>63711</text:p>
          </table:table-cell>
          <table:table-cell office:value-type="string" calcext:value-type="string">
            <text:p>0000F8DF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3718" calcext:value-type="float">
            <text:p>63718</text:p>
          </table:table-cell>
          <table:table-cell office:value-type="string" calcext:value-type="string">
            <text:p>0000F8E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3732" calcext:value-type="float">
            <text:p>63732</text:p>
          </table:table-cell>
          <table:table-cell office:value-type="string" calcext:value-type="string">
            <text:p>0000F8F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3739" calcext:value-type="float">
            <text:p>63739</text:p>
          </table:table-cell>
          <table:table-cell office:value-type="string" calcext:value-type="string">
            <text:p>0000F8FB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3746" calcext:value-type="float">
            <text:p>63746</text:p>
          </table:table-cell>
          <table:table-cell office:value-type="string" calcext:value-type="string">
            <text:p>0000F90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3752" calcext:value-type="float">
            <text:p>63752</text:p>
          </table:table-cell>
          <table:table-cell office:value-type="string" calcext:value-type="string">
            <text:p>0000F90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3759" calcext:value-type="float">
            <text:p>63759</text:p>
          </table:table-cell>
          <table:table-cell office:value-type="string" calcext:value-type="string">
            <text:p>0000F90F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3765" calcext:value-type="float">
            <text:p>63765</text:p>
          </table:table-cell>
          <table:table-cell office:value-type="string" calcext:value-type="string">
            <text:p>0000F91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3769" calcext:value-type="float">
            <text:p>63769</text:p>
          </table:table-cell>
          <table:table-cell office:value-type="string" calcext:value-type="string">
            <text:p>0000F919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3774" calcext:value-type="float">
            <text:p>63774</text:p>
          </table:table-cell>
          <table:table-cell office:value-type="string" calcext:value-type="string">
            <text:p>0000F91E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0000F926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3788" calcext:value-type="float">
            <text:p>63788</text:p>
          </table:table-cell>
          <table:table-cell office:value-type="string" calcext:value-type="string">
            <text:p>0000F92C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0000F93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3800" calcext:value-type="float">
            <text:p>63800</text:p>
          </table:table-cell>
          <table:table-cell office:value-type="string" calcext:value-type="string">
            <text:p>0000F93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0000F94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3814" calcext:value-type="float">
            <text:p>63814</text:p>
          </table:table-cell>
          <table:table-cell office:value-type="string" calcext:value-type="string">
            <text:p>0000F94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0000F94D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3828" calcext:value-type="float">
            <text:p>63828</text:p>
          </table:table-cell>
          <table:table-cell office:value-type="string" calcext:value-type="string">
            <text:p>0000F95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3832" calcext:value-type="float">
            <text:p>63832</text:p>
          </table:table-cell>
          <table:table-cell office:value-type="string" calcext:value-type="string">
            <text:p>0000F95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3835" calcext:value-type="float">
            <text:p>63835</text:p>
          </table:table-cell>
          <table:table-cell office:value-type="string" calcext:value-type="string">
            <text:p>0000F95B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3838" calcext:value-type="float">
            <text:p>63838</text:p>
          </table:table-cell>
          <table:table-cell office:value-type="string" calcext:value-type="string">
            <text:p>0000F95E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3842" calcext:value-type="float">
            <text:p>63842</text:p>
          </table:table-cell>
          <table:table-cell office:value-type="string" calcext:value-type="string">
            <text:p>0000F96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3845" calcext:value-type="float">
            <text:p>63845</text:p>
          </table:table-cell>
          <table:table-cell office:value-type="string" calcext:value-type="string">
            <text:p>0000F96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3848" calcext:value-type="float">
            <text:p>63848</text:p>
          </table:table-cell>
          <table:table-cell office:value-type="string" calcext:value-type="string">
            <text:p>0000F968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3851" calcext:value-type="float">
            <text:p>63851</text:p>
          </table:table-cell>
          <table:table-cell office:value-type="string" calcext:value-type="string">
            <text:p>0000F96B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3854" calcext:value-type="float">
            <text:p>63854</text:p>
          </table:table-cell>
          <table:table-cell office:value-type="string" calcext:value-type="string">
            <text:p>0000F96E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3859" calcext:value-type="float">
            <text:p>63859</text:p>
          </table:table-cell>
          <table:table-cell office:value-type="string" calcext:value-type="string">
            <text:p>0000F97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3867" calcext:value-type="float">
            <text:p>63867</text:p>
          </table:table-cell>
          <table:table-cell office:value-type="string" calcext:value-type="string">
            <text:p>0000F97B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3869" calcext:value-type="float">
            <text:p>63869</text:p>
          </table:table-cell>
          <table:table-cell office:value-type="string" calcext:value-type="string">
            <text:p>0000F97D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3870" calcext:value-type="float">
            <text:p>63870</text:p>
          </table:table-cell>
          <table:table-cell office:value-type="string" calcext:value-type="string">
            <text:p>0000F97E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0000F97F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3867" calcext:value-type="float">
            <text:p>63867</text:p>
          </table:table-cell>
          <table:table-cell office:value-type="string" calcext:value-type="string">
            <text:p>0000F97B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0000F97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3861" calcext:value-type="float">
            <text:p>63861</text:p>
          </table:table-cell>
          <table:table-cell office:value-type="string" calcext:value-type="string">
            <text:p>0000F97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3855" calcext:value-type="float">
            <text:p>63855</text:p>
          </table:table-cell>
          <table:table-cell office:value-type="string" calcext:value-type="string">
            <text:p>0000F96F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3848" calcext:value-type="float">
            <text:p>63848</text:p>
          </table:table-cell>
          <table:table-cell office:value-type="string" calcext:value-type="string">
            <text:p>0000F96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3840" calcext:value-type="float">
            <text:p>63840</text:p>
          </table:table-cell>
          <table:table-cell office:value-type="string" calcext:value-type="string">
            <text:p>0000F96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3833" calcext:value-type="float">
            <text:p>63833</text:p>
          </table:table-cell>
          <table:table-cell office:value-type="string" calcext:value-type="string">
            <text:p>0000F95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3828" calcext:value-type="float">
            <text:p>63828</text:p>
          </table:table-cell>
          <table:table-cell office:value-type="string" calcext:value-type="string">
            <text:p>0000F95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0000F94D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3814" calcext:value-type="float">
            <text:p>63814</text:p>
          </table:table-cell>
          <table:table-cell office:value-type="string" calcext:value-type="string">
            <text:p>0000F94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3806" calcext:value-type="float">
            <text:p>63806</text:p>
          </table:table-cell>
          <table:table-cell office:value-type="string" calcext:value-type="string">
            <text:p>0000F93E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3800" calcext:value-type="float">
            <text:p>63800</text:p>
          </table:table-cell>
          <table:table-cell office:value-type="string" calcext:value-type="string">
            <text:p>0000F93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0000F93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3786" calcext:value-type="float">
            <text:p>63786</text:p>
          </table:table-cell>
          <table:table-cell office:value-type="string" calcext:value-type="string">
            <text:p>0000F92A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3778" calcext:value-type="float">
            <text:p>63778</text:p>
          </table:table-cell>
          <table:table-cell office:value-type="string" calcext:value-type="string">
            <text:p>0000F92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3770" calcext:value-type="float">
            <text:p>63770</text:p>
          </table:table-cell>
          <table:table-cell office:value-type="string" calcext:value-type="string">
            <text:p>0000F91A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3763" calcext:value-type="float">
            <text:p>63763</text:p>
          </table:table-cell>
          <table:table-cell office:value-type="string" calcext:value-type="string">
            <text:p>0000F91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3756" calcext:value-type="float">
            <text:p>63756</text:p>
          </table:table-cell>
          <table:table-cell office:value-type="string" calcext:value-type="string">
            <text:p>0000F90C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3748" calcext:value-type="float">
            <text:p>63748</text:p>
          </table:table-cell>
          <table:table-cell office:value-type="string" calcext:value-type="string">
            <text:p>0000F90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3741" calcext:value-type="float">
            <text:p>63741</text:p>
          </table:table-cell>
          <table:table-cell office:value-type="string" calcext:value-type="string">
            <text:p>0000F8FD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3734" calcext:value-type="float">
            <text:p>63734</text:p>
          </table:table-cell>
          <table:table-cell office:value-type="string" calcext:value-type="string">
            <text:p>0000F8F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3727" calcext:value-type="float">
            <text:p>63727</text:p>
          </table:table-cell>
          <table:table-cell office:value-type="string" calcext:value-type="string">
            <text:p>0000F8EF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3722" calcext:value-type="float">
            <text:p>63722</text:p>
          </table:table-cell>
          <table:table-cell office:value-type="string" calcext:value-type="string">
            <text:p>0000F8EA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3717" calcext:value-type="float">
            <text:p>63717</text:p>
          </table:table-cell>
          <table:table-cell office:value-type="string" calcext:value-type="string">
            <text:p>0000F8E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3710" calcext:value-type="float">
            <text:p>63710</text:p>
          </table:table-cell>
          <table:table-cell office:value-type="string" calcext:value-type="string">
            <text:p>0000F8DE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3704" calcext:value-type="float">
            <text:p>63704</text:p>
          </table:table-cell>
          <table:table-cell office:value-type="string" calcext:value-type="string">
            <text:p>0000F8D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3699" calcext:value-type="float">
            <text:p>63699</text:p>
          </table:table-cell>
          <table:table-cell office:value-type="string" calcext:value-type="string">
            <text:p>0000F8D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3694" calcext:value-type="float">
            <text:p>63694</text:p>
          </table:table-cell>
          <table:table-cell office:value-type="string" calcext:value-type="string">
            <text:p>0000F8C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3695" calcext:value-type="float">
            <text:p>63695</text:p>
          </table:table-cell>
          <table:table-cell office:value-type="string" calcext:value-type="string">
            <text:p>0000F8CF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3696" calcext:value-type="float">
            <text:p>63696</text:p>
          </table:table-cell>
          <table:table-cell office:value-type="string" calcext:value-type="string">
            <text:p>0000F8D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3698" calcext:value-type="float">
            <text:p>63698</text:p>
          </table:table-cell>
          <table:table-cell office:value-type="string" calcext:value-type="string">
            <text:p>0000F8D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3701" calcext:value-type="float">
            <text:p>63701</text:p>
          </table:table-cell>
          <table:table-cell office:value-type="string" calcext:value-type="string">
            <text:p>0000F8D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3707" calcext:value-type="float">
            <text:p>63707</text:p>
          </table:table-cell>
          <table:table-cell office:value-type="string" calcext:value-type="string">
            <text:p>0000F8DB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3713" calcext:value-type="float">
            <text:p>63713</text:p>
          </table:table-cell>
          <table:table-cell office:value-type="string" calcext:value-type="string">
            <text:p>0000F8E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0000F8E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3725" calcext:value-type="float">
            <text:p>63725</text:p>
          </table:table-cell>
          <table:table-cell office:value-type="string" calcext:value-type="string">
            <text:p>0000F8ED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3732" calcext:value-type="float">
            <text:p>63732</text:p>
          </table:table-cell>
          <table:table-cell office:value-type="string" calcext:value-type="string">
            <text:p>0000F8F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3740" calcext:value-type="float">
            <text:p>63740</text:p>
          </table:table-cell>
          <table:table-cell office:value-type="string" calcext:value-type="string">
            <text:p>0000F8FC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3748" calcext:value-type="float">
            <text:p>63748</text:p>
          </table:table-cell>
          <table:table-cell office:value-type="string" calcext:value-type="string">
            <text:p>0000F90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3755" calcext:value-type="float">
            <text:p>63755</text:p>
          </table:table-cell>
          <table:table-cell office:value-type="string" calcext:value-type="string">
            <text:p>0000F90B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3761" calcext:value-type="float">
            <text:p>63761</text:p>
          </table:table-cell>
          <table:table-cell office:value-type="string" calcext:value-type="string">
            <text:p>0000F91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3766" calcext:value-type="float">
            <text:p>63766</text:p>
          </table:table-cell>
          <table:table-cell office:value-type="string" calcext:value-type="string">
            <text:p>0000F91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3772" calcext:value-type="float">
            <text:p>63772</text:p>
          </table:table-cell>
          <table:table-cell office:value-type="string" calcext:value-type="string">
            <text:p>0000F91C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3778" calcext:value-type="float">
            <text:p>63778</text:p>
          </table:table-cell>
          <table:table-cell office:value-type="string" calcext:value-type="string">
            <text:p>0000F92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0000F92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3789" calcext:value-type="float">
            <text:p>63789</text:p>
          </table:table-cell>
          <table:table-cell office:value-type="string" calcext:value-type="string">
            <text:p>0000F92D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3797" calcext:value-type="float">
            <text:p>63797</text:p>
          </table:table-cell>
          <table:table-cell office:value-type="string" calcext:value-type="string">
            <text:p>0000F93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3803" calcext:value-type="float">
            <text:p>63803</text:p>
          </table:table-cell>
          <table:table-cell office:value-type="string" calcext:value-type="string">
            <text:p>0000F93B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3809" calcext:value-type="float">
            <text:p>63809</text:p>
          </table:table-cell>
          <table:table-cell office:value-type="string" calcext:value-type="string">
            <text:p>0000F94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3816" calcext:value-type="float">
            <text:p>63816</text:p>
          </table:table-cell>
          <table:table-cell office:value-type="string" calcext:value-type="string">
            <text:p>0000F94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3824" calcext:value-type="float">
            <text:p>63824</text:p>
          </table:table-cell>
          <table:table-cell office:value-type="string" calcext:value-type="string">
            <text:p>0000F9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3830" calcext:value-type="float">
            <text:p>63830</text:p>
          </table:table-cell>
          <table:table-cell office:value-type="string" calcext:value-type="string">
            <text:p>0000F956</text:p>
          </table:table-cell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2689152" calcext:value-type="float">
            <text:p>-112689152</text:p>
          </table:table-cell>
          <table:table-cell office:value-type="string" calcext:value-type="string">
            <text:p>F9488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9455744" calcext:value-type="float">
            <text:p>-119455744</text:p>
          </table:table-cell>
          <table:table-cell office:value-type="string" calcext:value-type="string">
            <text:p>F8E14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2590848" calcext:value-type="float">
            <text:p>-112590848</text:p>
          </table:table-cell>
          <table:table-cell office:value-type="string" calcext:value-type="string">
            <text:p>F94A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2263168" calcext:value-type="float">
            <text:p>-112263168</text:p>
          </table:table-cell>
          <table:table-cell office:value-type="string" calcext:value-type="string">
            <text:p>F94F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2689152" calcext:value-type="float">
            <text:p>-112689152</text:p>
          </table:table-cell>
          <table:table-cell office:value-type="string" calcext:value-type="string">
            <text:p>F9488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9717888" calcext:value-type="float">
            <text:p>-119717888</text:p>
          </table:table-cell>
          <table:table-cell office:value-type="string" calcext:value-type="string">
            <text:p>F8DD4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3737728" calcext:value-type="float">
            <text:p>-113737728</text:p>
          </table:table-cell>
          <table:table-cell office:value-type="string" calcext:value-type="string">
            <text:p>F9388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21323520" calcext:value-type="float">
            <text:p>-121323520</text:p>
          </table:table-cell>
          <table:table-cell office:value-type="string" calcext:value-type="string">
            <text:p>F8C4C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9341056" calcext:value-type="float">
            <text:p>-119341056</text:p>
          </table:table-cell>
          <table:table-cell office:value-type="string" calcext:value-type="string">
            <text:p>F8E30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8325248" calcext:value-type="float">
            <text:p>-118325248</text:p>
          </table:table-cell>
          <table:table-cell office:value-type="string" calcext:value-type="string">
            <text:p>F8F28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1820800" calcext:value-type="float">
            <text:p>-111820800</text:p>
          </table:table-cell>
          <table:table-cell office:value-type="string" calcext:value-type="string">
            <text:p>F955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3573888" calcext:value-type="float">
            <text:p>-113573888</text:p>
          </table:table-cell>
          <table:table-cell office:value-type="string" calcext:value-type="string">
            <text:p>F93B0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8964224" calcext:value-type="float">
            <text:p>-118964224</text:p>
          </table:table-cell>
          <table:table-cell office:value-type="string" calcext:value-type="string">
            <text:p>F8E8C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13197056" calcext:value-type="float">
            <text:p>-113197056</text:p>
          </table:table-cell>
          <table:table-cell office:value-type="string" calcext:value-type="string">
            <text:p>F940C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9570432" calcext:value-type="float">
            <text:p>-119570432</text:p>
          </table:table-cell>
          <table:table-cell office:value-type="string" calcext:value-type="string">
            <text:p>F8DF8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9472128" calcext:value-type="float">
            <text:p>-119472128</text:p>
          </table:table-cell>
          <table:table-cell office:value-type="string" calcext:value-type="string">
            <text:p>F8E10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3737728" calcext:value-type="float">
            <text:p>-113737728</text:p>
          </table:table-cell>
          <table:table-cell office:value-type="string" calcext:value-type="string">
            <text:p>F9388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2263168" calcext:value-type="float">
            <text:p>-112263168</text:p>
          </table:table-cell>
          <table:table-cell office:value-type="string" calcext:value-type="string">
            <text:p>F94F0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3639424" calcext:value-type="float">
            <text:p>-113639424</text:p>
          </table:table-cell>
          <table:table-cell office:value-type="string" calcext:value-type="string">
            <text:p>F93A0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8374400" calcext:value-type="float">
            <text:p>-118374400</text:p>
          </table:table-cell>
          <table:table-cell office:value-type="string" calcext:value-type="string">
            <text:p>F8F1C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8325248" calcext:value-type="float">
            <text:p>-118325248</text:p>
          </table:table-cell>
          <table:table-cell office:value-type="string" calcext:value-type="string">
            <text:p>F8F28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8505472" calcext:value-type="float">
            <text:p>-118505472</text:p>
          </table:table-cell>
          <table:table-cell office:value-type="string" calcext:value-type="string">
            <text:p>F8EF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8964224" calcext:value-type="float">
            <text:p>-118964224</text:p>
          </table:table-cell>
          <table:table-cell office:value-type="string" calcext:value-type="string">
            <text:p>F8E8C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20176640" calcext:value-type="float">
            <text:p>-120176640</text:p>
          </table:table-cell>
          <table:table-cell office:value-type="string" calcext:value-type="string">
            <text:p>F8D64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8865920" calcext:value-type="float">
            <text:p>-118865920</text:p>
          </table:table-cell>
          <table:table-cell office:value-type="string" calcext:value-type="string">
            <text:p>F8EA4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3754112" calcext:value-type="float">
            <text:p>-113754112</text:p>
          </table:table-cell>
          <table:table-cell office:value-type="string" calcext:value-type="string">
            <text:p>F9384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1607808" calcext:value-type="float">
            <text:p>-111607808</text:p>
          </table:table-cell>
          <table:table-cell office:value-type="string" calcext:value-type="string">
            <text:p>F9590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3590272" calcext:value-type="float">
            <text:p>-113590272</text:p>
          </table:table-cell>
          <table:table-cell office:value-type="string" calcext:value-type="string">
            <text:p>F93AC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9242752" calcext:value-type="float">
            <text:p>-119242752</text:p>
          </table:table-cell>
          <table:table-cell office:value-type="string" calcext:value-type="string">
            <text:p>F8E48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9406592" calcext:value-type="float">
            <text:p>-119406592</text:p>
          </table:table-cell>
          <table:table-cell office:value-type="string" calcext:value-type="string">
            <text:p>F8E20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18259712" calcext:value-type="float">
            <text:p>-118259712</text:p>
          </table:table-cell>
          <table:table-cell office:value-type="string" calcext:value-type="string">
            <text:p>F8F38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1820800" calcext:value-type="float">
            <text:p>-111820800</text:p>
          </table:table-cell>
          <table:table-cell office:value-type="string" calcext:value-type="string">
            <text:p>F955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3475584" calcext:value-type="float">
            <text:p>-113475584</text:p>
          </table:table-cell>
          <table:table-cell office:value-type="string" calcext:value-type="string">
            <text:p>F93C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9046144" calcext:value-type="float">
            <text:p>-119046144</text:p>
          </table:table-cell>
          <table:table-cell office:value-type="string" calcext:value-type="string">
            <text:p>F8E7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2443392" calcext:value-type="float">
            <text:p>-112443392</text:p>
          </table:table-cell>
          <table:table-cell office:value-type="string" calcext:value-type="string">
            <text:p>F94C4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9078912" calcext:value-type="float">
            <text:p>-119078912</text:p>
          </table:table-cell>
          <table:table-cell office:value-type="string" calcext:value-type="string">
            <text:p>F8E70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18259712" calcext:value-type="float">
            <text:p>-118259712</text:p>
          </table:table-cell>
          <table:table-cell office:value-type="string" calcext:value-type="string">
            <text:p>F8F38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2443392" calcext:value-type="float">
            <text:p>-112443392</text:p>
          </table:table-cell>
          <table:table-cell office:value-type="string" calcext:value-type="string">
            <text:p>F94C4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2869376" calcext:value-type="float">
            <text:p>-112869376</text:p>
          </table:table-cell>
          <table:table-cell office:value-type="string" calcext:value-type="string">
            <text:p>F945C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8964224" calcext:value-type="float">
            <text:p>-118964224</text:p>
          </table:table-cell>
          <table:table-cell office:value-type="string" calcext:value-type="string">
            <text:p>F8E8C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3557504" calcext:value-type="float">
            <text:p>-113557504</text:p>
          </table:table-cell>
          <table:table-cell office:value-type="string" calcext:value-type="string">
            <text:p>F93B4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8996992" calcext:value-type="float">
            <text:p>-118996992</text:p>
          </table:table-cell>
          <table:table-cell office:value-type="string" calcext:value-type="string">
            <text:p>F8E84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9390208" calcext:value-type="float">
            <text:p>-119390208</text:p>
          </table:table-cell>
          <table:table-cell office:value-type="string" calcext:value-type="string">
            <text:p>F8E24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8505472" calcext:value-type="float">
            <text:p>-118505472</text:p>
          </table:table-cell>
          <table:table-cell office:value-type="string" calcext:value-type="string">
            <text:p>F8EFC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3098752" calcext:value-type="float">
            <text:p>-113098752</text:p>
          </table:table-cell>
          <table:table-cell office:value-type="string" calcext:value-type="string">
            <text:p>F9424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3000448" calcext:value-type="float">
            <text:p>-113000448</text:p>
          </table:table-cell>
          <table:table-cell office:value-type="string" calcext:value-type="string">
            <text:p>F943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3475584" calcext:value-type="float">
            <text:p>-113475584</text:p>
          </table:table-cell>
          <table:table-cell office:value-type="string" calcext:value-type="string">
            <text:p>F93C8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9046144" calcext:value-type="float">
            <text:p>-119046144</text:p>
          </table:table-cell>
          <table:table-cell office:value-type="string" calcext:value-type="string">
            <text:p>F8E78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21225216" calcext:value-type="float">
            <text:p>-121225216</text:p>
          </table:table-cell>
          <table:table-cell office:value-type="string" calcext:value-type="string">
            <text:p>F8C64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9013376" calcext:value-type="float">
            <text:p>-119013376</text:p>
          </table:table-cell>
          <table:table-cell office:value-type="string" calcext:value-type="string">
            <text:p>F8E80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0176640" calcext:value-type="float">
            <text:p>-120176640</text:p>
          </table:table-cell>
          <table:table-cell office:value-type="string" calcext:value-type="string">
            <text:p>F8D64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09002752" calcext:value-type="float">
            <text:p>-109002752</text:p>
          </table:table-cell>
          <table:table-cell office:value-type="string" calcext:value-type="string">
            <text:p>F980C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09002752" calcext:value-type="float">
            <text:p>-109002752</text:p>
          </table:table-cell>
          <table:table-cell office:value-type="string" calcext:value-type="string">
            <text:p>F980C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20078336" calcext:value-type="float">
            <text:p>-120078336</text:p>
          </table:table-cell>
          <table:table-cell office:value-type="string" calcext:value-type="string">
            <text:p>F8D7C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3098752" calcext:value-type="float">
            <text:p>-113098752</text:p>
          </table:table-cell>
          <table:table-cell office:value-type="string" calcext:value-type="string">
            <text:p>F9424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08953600" calcext:value-type="float">
            <text:p>-108953600</text:p>
          </table:table-cell>
          <table:table-cell office:value-type="string" calcext:value-type="string">
            <text:p>F9818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2623616" calcext:value-type="float">
            <text:p>-112623616</text:p>
          </table:table-cell>
          <table:table-cell office:value-type="string" calcext:value-type="string">
            <text:p>F9498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9390208" calcext:value-type="float">
            <text:p>-119390208</text:p>
          </table:table-cell>
          <table:table-cell office:value-type="string" calcext:value-type="string">
            <text:p>F8E24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2443392" calcext:value-type="float">
            <text:p>-112443392</text:p>
          </table:table-cell>
          <table:table-cell office:value-type="string" calcext:value-type="string">
            <text:p>F94C4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09002752" calcext:value-type="float">
            <text:p>-109002752</text:p>
          </table:table-cell>
          <table:table-cell office:value-type="string" calcext:value-type="string">
            <text:p>F980C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08871680" calcext:value-type="float">
            <text:p>-108871680</text:p>
          </table:table-cell>
          <table:table-cell office:value-type="string" calcext:value-type="string">
            <text:p>F982C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08822528" calcext:value-type="float">
            <text:p>-108822528</text:p>
          </table:table-cell>
          <table:table-cell office:value-type="string" calcext:value-type="string">
            <text:p>F9838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08953600" calcext:value-type="float">
            <text:p>-108953600</text:p>
          </table:table-cell>
          <table:table-cell office:value-type="string" calcext:value-type="string">
            <text:p>F9818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3000448" calcext:value-type="float">
            <text:p>-113000448</text:p>
          </table:table-cell>
          <table:table-cell office:value-type="string" calcext:value-type="string">
            <text:p>F943C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3475584" calcext:value-type="float">
            <text:p>-113475584</text:p>
          </table:table-cell>
          <table:table-cell office:value-type="string" calcext:value-type="string">
            <text:p>F93C8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9046144" calcext:value-type="float">
            <text:p>-119046144</text:p>
          </table:table-cell>
          <table:table-cell office:value-type="string" calcext:value-type="string">
            <text:p>F8E78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20078336" calcext:value-type="float">
            <text:p>-120078336</text:p>
          </table:table-cell>
          <table:table-cell office:value-type="string" calcext:value-type="string">
            <text:p>F8D7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08871680" calcext:value-type="float">
            <text:p>-108871680</text:p>
          </table:table-cell>
          <table:table-cell office:value-type="string" calcext:value-type="string">
            <text:p>F982C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08773376" calcext:value-type="float">
            <text:p>-108773376</text:p>
          </table:table-cell>
          <table:table-cell office:value-type="string" calcext:value-type="string">
            <text:p>F9844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9046144" calcext:value-type="float">
            <text:p>-119046144</text:p>
          </table:table-cell>
          <table:table-cell office:value-type="string" calcext:value-type="string">
            <text:p>F8E78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9701504" calcext:value-type="float">
            <text:p>-119701504</text:p>
          </table:table-cell>
          <table:table-cell office:value-type="string" calcext:value-type="string">
            <text:p>F8DD8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19078912" calcext:value-type="float">
            <text:p>-119078912</text:p>
          </table:table-cell>
          <table:table-cell office:value-type="string" calcext:value-type="string">
            <text:p>F8E70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3442816" calcext:value-type="float">
            <text:p>-113442816</text:p>
          </table:table-cell>
          <table:table-cell office:value-type="string" calcext:value-type="string">
            <text:p>F93D0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2181248" calcext:value-type="float">
            <text:p>-112181248</text:p>
          </table:table-cell>
          <table:table-cell office:value-type="string" calcext:value-type="string">
            <text:p>F9504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21225216" calcext:value-type="float">
            <text:p>-121225216</text:p>
          </table:table-cell>
          <table:table-cell office:value-type="string" calcext:value-type="string">
            <text:p>F8C64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19046144" calcext:value-type="float">
            <text:p>-119046144</text:p>
          </table:table-cell>
          <table:table-cell office:value-type="string" calcext:value-type="string">
            <text:p>F8E78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2246784" calcext:value-type="float">
            <text:p>-112246784</text:p>
          </table:table-cell>
          <table:table-cell office:value-type="string" calcext:value-type="string">
            <text:p>F94F4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0133248" calcext:value-type="float">
            <text:p>-110133248</text:p>
          </table:table-cell>
          <table:table-cell office:value-type="string" calcext:value-type="string">
            <text:p>F96F8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3590272" calcext:value-type="float">
            <text:p>-113590272</text:p>
          </table:table-cell>
          <table:table-cell office:value-type="string" calcext:value-type="string">
            <text:p>F93AC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8407168" calcext:value-type="float">
            <text:p>-118407168</text:p>
          </table:table-cell>
          <table:table-cell office:value-type="string" calcext:value-type="string">
            <text:p>F8F14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20078336" calcext:value-type="float">
            <text:p>-120078336</text:p>
          </table:table-cell>
          <table:table-cell office:value-type="string" calcext:value-type="string">
            <text:p>F8D7C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21421824" calcext:value-type="float">
            <text:p>-121421824</text:p>
          </table:table-cell>
          <table:table-cell office:value-type="string" calcext:value-type="string">
            <text:p>F8C34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21487360" calcext:value-type="float">
            <text:p>-121487360</text:p>
          </table:table-cell>
          <table:table-cell office:value-type="string" calcext:value-type="string">
            <text:p>F8C24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3590272" calcext:value-type="float">
            <text:p>-113590272</text:p>
          </table:table-cell>
          <table:table-cell office:value-type="string" calcext:value-type="string">
            <text:p>F93AC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9455744" calcext:value-type="float">
            <text:p>-119455744</text:p>
          </table:table-cell>
          <table:table-cell office:value-type="string" calcext:value-type="string">
            <text:p>F8E1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8374400" calcext:value-type="float">
            <text:p>-118374400</text:p>
          </table:table-cell>
          <table:table-cell office:value-type="string" calcext:value-type="string">
            <text:p>F8F1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3819648" calcext:value-type="float">
            <text:p>-113819648</text:p>
          </table:table-cell>
          <table:table-cell office:value-type="string" calcext:value-type="string">
            <text:p>F9374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0133248" calcext:value-type="float">
            <text:p>-110133248</text:p>
          </table:table-cell>
          <table:table-cell office:value-type="string" calcext:value-type="string">
            <text:p>F96F8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21651200" calcext:value-type="float">
            <text:p>-121651200</text:p>
          </table:table-cell>
          <table:table-cell office:value-type="string" calcext:value-type="string">
            <text:p>F8BFC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21339904" calcext:value-type="float">
            <text:p>-121339904</text:p>
          </table:table-cell>
          <table:table-cell office:value-type="string" calcext:value-type="string">
            <text:p>F8C48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3754112" calcext:value-type="float">
            <text:p>-113754112</text:p>
          </table:table-cell>
          <table:table-cell office:value-type="string" calcext:value-type="string">
            <text:p>F9384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3573888" calcext:value-type="float">
            <text:p>-113573888</text:p>
          </table:table-cell>
          <table:table-cell office:value-type="string" calcext:value-type="string">
            <text:p>F93B0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21094144" calcext:value-type="float">
            <text:p>-121094144</text:p>
          </table:table-cell>
          <table:table-cell office:value-type="string" calcext:value-type="string">
            <text:p>F8C84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1820800" calcext:value-type="float">
            <text:p>-111820800</text:p>
          </table:table-cell>
          <table:table-cell office:value-type="string" calcext:value-type="string">
            <text:p>F955C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9439360" calcext:value-type="float">
            <text:p>-119439360</text:p>
          </table:table-cell>
          <table:table-cell office:value-type="string" calcext:value-type="string">
            <text:p>F8E1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20078336" calcext:value-type="float">
            <text:p>-120078336</text:p>
          </table:table-cell>
          <table:table-cell office:value-type="string" calcext:value-type="string">
            <text:p>F8D7C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8505472" calcext:value-type="float">
            <text:p>-118505472</text:p>
          </table:table-cell>
          <table:table-cell office:value-type="string" calcext:value-type="string">
            <text:p>F8EFC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12623616" calcext:value-type="float">
            <text:p>-112623616</text:p>
          </table:table-cell>
          <table:table-cell office:value-type="string" calcext:value-type="string">
            <text:p>F9498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0510080" calcext:value-type="float">
            <text:p>-110510080</text:p>
          </table:table-cell>
          <table:table-cell office:value-type="string" calcext:value-type="string">
            <text:p>F969C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8325248" calcext:value-type="float">
            <text:p>-118325248</text:p>
          </table:table-cell>
          <table:table-cell office:value-type="string" calcext:value-type="string">
            <text:p>F8F28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9652352" calcext:value-type="float">
            <text:p>-119652352</text:p>
          </table:table-cell>
          <table:table-cell office:value-type="string" calcext:value-type="string">
            <text:p>F8DE4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9013376" calcext:value-type="float">
            <text:p>-119013376</text:p>
          </table:table-cell>
          <table:table-cell office:value-type="string" calcext:value-type="string">
            <text:p>F8E80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3:38:36.670693287</dc:date>
    <meta:editing-duration>PT10M4S</meta:editing-duration>
    <meta:editing-cycles>2</meta:editing-cycles>
    <meta:generator>LibreOffice/5.1.6.2$Linux_X86_64 LibreOffice_project/10m0$Build-2</meta:generator>
    <meta:document-statistic meta:table-count="1" meta:cell-count="90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796cm" svg:height="25.129cm" xlink:href=".." xlink:type="simple" chart:class="chart:scatter" chart:style-name="ch1">
        <chart:legend chart:legend-position="end" svg:x="32.944cm" svg:y="12.265cm" style:legend-expansion="high" chart:style-name="ch2"/>
        <chart:plot-area chart:style-name="ch3" table:cell-range-address="'continuous 48s'.A1:'continuous 48s'.B1000" svg:x="0.715cm" svg:y="0.502cm" svg:width="31.514cm" svg:height="24.125cm">
          <chartooo:coordinate-region svg:x="1.892cm" svg:y="0.701cm" svg:width="29.965cm" svg:height="23.2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inuous 48s'.B1:'continuous 48s'.B1000" chart:class="chart:scatter">
            <chart:domain table:cell-range-address="'continuous 48s'.A1:'continuous 48s'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tinuous 48s'.A1:'continuous 48s'.A1000</svg:desc>
                </draw:g>
              </table:table-cell>
              <table:table-cell office:value-type="float" office:value="63833">
                <text:p>63833</text:p>
                <draw:g>
                  <svg:desc>'continuous 48s'.B1:'continuous 48s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3836">
                <text:p>63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3843">
                <text:p>6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3848">
                <text:p>63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3852">
                <text:p>63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3854">
                <text:p>63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63873">
                <text:p>63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63874">
                <text:p>63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63873">
                <text:p>63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63851">
                <text:p>63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63843">
                <text:p>63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63838">
                <text:p>63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63832">
                <text:p>63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63825">
                <text:p>63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63817">
                <text:p>63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63810">
                <text:p>638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63804">
                <text:p>63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63797">
                <text:p>63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63790">
                <text:p>637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63774">
                <text:p>637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63767">
                <text:p>63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63759">
                <text:p>63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63744">
                <text:p>63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63736">
                <text:p>63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63731">
                <text:p>63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63721">
                <text:p>63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63708">
                <text:p>6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63706">
                <text:p>63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63698">
                <text:p>63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63698">
                <text:p>63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63698">
                <text:p>63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63709">
                <text:p>637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63715">
                <text:p>637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63721">
                <text:p>63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63729">
                <text:p>63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63736">
                <text:p>637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63745">
                <text:p>63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63751">
                <text:p>63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63756">
                <text:p>63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63764">
                <text:p>63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63770">
                <text:p>637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63774">
                <text:p>637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63780">
                <text:p>63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63785">
                <text:p>63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63792">
                <text:p>63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63798">
                <text:p>63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63806">
                <text:p>63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63812">
                <text:p>63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63819">
                <text:p>63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63827">
                <text:p>638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63832">
                <text:p>638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63835">
                <text:p>63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63839">
                <text:p>63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63842">
                <text:p>638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63846">
                <text:p>638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63848">
                <text:p>63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63852">
                <text:p>63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63856">
                <text:p>638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63874">
                <text:p>63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63875">
                <text:p>63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63876">
                <text:p>63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63876">
                <text:p>63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63874">
                <text:p>638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63853">
                <text:p>638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63846">
                <text:p>638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63839">
                <text:p>63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63831">
                <text:p>638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63823">
                <text:p>638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63817">
                <text:p>638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63812">
                <text:p>63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63798">
                <text:p>63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63789">
                <text:p>637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63782">
                <text:p>637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63774">
                <text:p>63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63760">
                <text:p>637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63753">
                <text:p>637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63745">
                <text:p>637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63739">
                <text:p>637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63732">
                <text:p>637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63726">
                <text:p>63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63702">
                <text:p>637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63698">
                <text:p>636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63709">
                <text:p>63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63721">
                <text:p>637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63730">
                <text:p>637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63737">
                <text:p>637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63743">
                <text:p>637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63749">
                <text:p>637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63756">
                <text:p>637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63763">
                <text:p>637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63769">
                <text:p>637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63773">
                <text:p>637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63778">
                <text:p>637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63784">
                <text:p>637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63790">
                <text:p>637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63797">
                <text:p>637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63803">
                <text:p>638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63811">
                <text:p>638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63819">
                <text:p>638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63824">
                <text:p>638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63829">
                <text:p>63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63834">
                <text:p>638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63836">
                <text:p>63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63838">
                <text:p>638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63841">
                <text:p>63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63854">
                <text:p>638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63873">
                <text:p>638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63853">
                <text:p>638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63837">
                <text:p>638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63830">
                <text:p>638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63822">
                <text:p>63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63817">
                <text:p>63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63810">
                <text:p>638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63803">
                <text:p>63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63795">
                <text:p>637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63787">
                <text:p>637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63780">
                <text:p>637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63773">
                <text:p>637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63760">
                <text:p>637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63743">
                <text:p>63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63736">
                <text:p>637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63729">
                <text:p>637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63723">
                <text:p>63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63719">
                <text:p>63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63709">
                <text:p>637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63706">
                <text:p>637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63702">
                <text:p>637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63719">
                <text:p>637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63727">
                <text:p>637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63733">
                <text:p>637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63740">
                <text:p>637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63747">
                <text:p>637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63753">
                <text:p>637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63760">
                <text:p>637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63764">
                <text:p>637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63770">
                <text:p>637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63776">
                <text:p>637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63788">
                <text:p>637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63794">
                <text:p>63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63800">
                <text:p>638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63813">
                <text:p>638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63821">
                <text:p>638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63827">
                <text:p>638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63830">
                <text:p>638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63833">
                <text:p>638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63838">
                <text:p>638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63842">
                <text:p>63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63848">
                <text:p>638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63853">
                <text:p>638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63851">
                <text:p>638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63844">
                <text:p>63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63836">
                <text:p>638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63829">
                <text:p>638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63823">
                <text:p>638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63815">
                <text:p>63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63802">
                <text:p>638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63794">
                <text:p>637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63785">
                <text:p>637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63779">
                <text:p>637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63772">
                <text:p>637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63764">
                <text:p>637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63756">
                <text:p>63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63749">
                <text:p>637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63742">
                <text:p>637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63735">
                <text:p>63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63728">
                <text:p>63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63722">
                <text:p>637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63716">
                <text:p>63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63708">
                <text:p>63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63706">
                <text:p>637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63723">
                <text:p>637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63731">
                <text:p>637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63738">
                <text:p>637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63746">
                <text:p>637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63757">
                <text:p>637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63764">
                <text:p>637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63769">
                <text:p>637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63773">
                <text:p>637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63779">
                <text:p>637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63785">
                <text:p>637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63792">
                <text:p>637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63799">
                <text:p>637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63806">
                <text:p>638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63813">
                <text:p>638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63820">
                <text:p>638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63826">
                <text:p>638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63830">
                <text:p>638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63834">
                <text:p>638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63837">
                <text:p>638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63841">
                <text:p>638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63847">
                <text:p>638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63855">
                <text:p>638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63851">
                <text:p>638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63838">
                <text:p>638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63831">
                <text:p>638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63823">
                <text:p>638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63814">
                <text:p>638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63801">
                <text:p>638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63793">
                <text:p>637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63787">
                <text:p>637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63780">
                <text:p>637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63773">
                <text:p>637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63758">
                <text:p>637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63749">
                <text:p>63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63741">
                <text:p>637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63734">
                <text:p>637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63729">
                <text:p>637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63723">
                <text:p>637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63718">
                <text:p>637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63715">
                <text:p>637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63708">
                <text:p>637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63706">
                <text:p>637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63691">
                <text:p>636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63712">
                <text:p>637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63732">
                <text:p>637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63740">
                <text:p>637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63747">
                <text:p>637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63753">
                <text:p>637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63760">
                <text:p>637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63765">
                <text:p>637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63770">
                <text:p>637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63776">
                <text:p>637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63787">
                <text:p>637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63793">
                <text:p>637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63799">
                <text:p>637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63814">
                <text:p>638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63821">
                <text:p>638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63826">
                <text:p>638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63830">
                <text:p>6383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63834">
                <text:p>638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63839">
                <text:p>638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63844">
                <text:p>638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63847">
                <text:p>638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63849">
                <text:p>638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63853">
                <text:p>638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63873">
                <text:p>638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63874">
                <text:p>638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63873">
                <text:p>638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63853">
                <text:p>638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63847">
                <text:p>638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63839">
                <text:p>638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63830">
                <text:p>6383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63824">
                <text:p>638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63819">
                <text:p>638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63812">
                <text:p>638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63805">
                <text:p>638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63799">
                <text:p>637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63791">
                <text:p>637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63782">
                <text:p>637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63775">
                <text:p>637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63767">
                <text:p>637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63759">
                <text:p>637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63750">
                <text:p>637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63743">
                <text:p>637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63736">
                <text:p>637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63730">
                <text:p>637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63721">
                <text:p>637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63702">
                <text:p>637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63706">
                <text:p>637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63733">
                <text:p>637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63739">
                <text:p>637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63745">
                <text:p>637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63759">
                <text:p>637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63765">
                <text:p>637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63770">
                <text:p>637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63776">
                <text:p>637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63782">
                <text:p>637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63787">
                <text:p>637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63794">
                <text:p>637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63801">
                <text:p>638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63808">
                <text:p>638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63814">
                <text:p>638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63821">
                <text:p>638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63826">
                <text:p>638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63831">
                <text:p>638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63836">
                <text:p>638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63839">
                <text:p>638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63842">
                <text:p>638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63846">
                <text:p>638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63849">
                <text:p>638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63852">
                <text:p>638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63856">
                <text:p>638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63852">
                <text:p>638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63836">
                <text:p>638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63830">
                <text:p>638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63823">
                <text:p>638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63816">
                <text:p>638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63809">
                <text:p>638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63802">
                <text:p>638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63795">
                <text:p>637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63789">
                <text:p>637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63782">
                <text:p>637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63774">
                <text:p>637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63757">
                <text:p>637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63749">
                <text:p>637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63741">
                <text:p>637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63734">
                <text:p>637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63729">
                <text:p>637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63724">
                <text:p>637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63719">
                <text:p>637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63715">
                <text:p>637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63708">
                <text:p>637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63691">
                <text:p>636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63691">
                <text:p>636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63698">
                <text:p>636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63709">
                <text:p>637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63723">
                <text:p>637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63729">
                <text:p>637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63737">
                <text:p>637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63744">
                <text:p>637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63748">
                <text:p>637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63755">
                <text:p>637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63762">
                <text:p>637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63767">
                <text:p>637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63772">
                <text:p>637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63779">
                <text:p>637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63786">
                <text:p>637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63791">
                <text:p>637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63797">
                <text:p>637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63805">
                <text:p>638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63812">
                <text:p>638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63818">
                <text:p>638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63824">
                <text:p>638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63829">
                <text:p>638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63833">
                <text:p>638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63837">
                <text:p>638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63843">
                <text:p>638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63854">
                <text:p>638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63852">
                <text:p>638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63846">
                <text:p>638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63831">
                <text:p>638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63823">
                <text:p>638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63816">
                <text:p>638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63810">
                <text:p>638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63803">
                <text:p>638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63796">
                <text:p>637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63789">
                <text:p>637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63774">
                <text:p>637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63767">
                <text:p>637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63758">
                <text:p>637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63750">
                <text:p>637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63743">
                <text:p>637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63736">
                <text:p>637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63731">
                <text:p>637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63708">
                <text:p>637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63716">
                <text:p>637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63721">
                <text:p>637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63730">
                <text:p>6373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63737">
                <text:p>637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63744">
                <text:p>637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63758">
                <text:p>637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63764">
                <text:p>637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63769">
                <text:p>637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63773">
                <text:p>637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63780">
                <text:p>637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63786">
                <text:p>637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63791">
                <text:p>637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63797">
                <text:p>637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63805">
                <text:p>638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63811">
                <text:p>638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63818">
                <text:p>638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63826">
                <text:p>638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63832">
                <text:p>638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63835">
                <text:p>638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63838">
                <text:p>638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63842">
                <text:p>638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63843">
                <text:p>638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63847">
                <text:p>638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63851">
                <text:p>638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63855">
                <text:p>638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63852">
                <text:p>638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63846">
                <text:p>638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63837">
                <text:p>638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63830">
                <text:p>6383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63823">
                <text:p>638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63817">
                <text:p>638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63812">
                <text:p>638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63805">
                <text:p>638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63799">
                <text:p>637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63792">
                <text:p>6379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63783">
                <text:p>637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63774">
                <text:p>637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63758">
                <text:p>637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63751">
                <text:p>637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63744">
                <text:p>637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63737">
                <text:p>637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63730">
                <text:p>6373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63724">
                <text:p>637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63719">
                <text:p>637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63716">
                <text:p>637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63709">
                <text:p>637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63715">
                <text:p>637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63723">
                <text:p>637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63730">
                <text:p>6373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63738">
                <text:p>637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63745">
                <text:p>637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63753">
                <text:p>637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63760">
                <text:p>6376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63765">
                <text:p>637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63770">
                <text:p>6377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63776">
                <text:p>637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63786">
                <text:p>637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63792">
                <text:p>637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63799">
                <text:p>637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63806">
                <text:p>638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63814">
                <text:p>638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63822">
                <text:p>638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63828">
                <text:p>638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63834">
                <text:p>638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63837">
                <text:p>638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63841">
                <text:p>638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63843">
                <text:p>638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63846">
                <text:p>638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63855">
                <text:p>638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63874">
                <text:p>638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63876">
                <text:p>638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63876">
                <text:p>638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63876">
                <text:p>638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63875">
                <text:p>638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63851">
                <text:p>638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63838">
                <text:p>638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63831">
                <text:p>638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63825">
                <text:p>638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63818">
                <text:p>638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63811">
                <text:p>638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63804">
                <text:p>638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63796">
                <text:p>637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63788">
                <text:p>637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63773">
                <text:p>637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63759">
                <text:p>637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63751">
                <text:p>637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63744">
                <text:p>637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63738">
                <text:p>637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63732">
                <text:p>637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63727">
                <text:p>637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63722">
                <text:p>637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63719">
                <text:p>637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63716">
                <text:p>637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63705">
                <text:p>637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63702">
                <text:p>637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63709">
                <text:p>637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63716">
                <text:p>637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63723">
                <text:p>637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63730">
                <text:p>6373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63738">
                <text:p>637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63745">
                <text:p>637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63759">
                <text:p>637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63772">
                <text:p>637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63777">
                <text:p>637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63783">
                <text:p>637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63788">
                <text:p>6378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63794">
                <text:p>637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63801">
                <text:p>638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63808">
                <text:p>638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63814">
                <text:p>638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63822">
                <text:p>638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63829">
                <text:p>638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63835">
                <text:p>638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63843">
                <text:p>638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63847">
                <text:p>638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63851">
                <text:p>638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63855">
                <text:p>638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63876">
                <text:p>638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63878">
                <text:p>638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63880">
                <text:p>6388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63883">
                <text:p>638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63884">
                <text:p>638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63882">
                <text:p>6388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63878">
                <text:p>638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63875">
                <text:p>638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63843">
                <text:p>638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63836">
                <text:p>638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63828">
                <text:p>638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63822">
                <text:p>638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63815">
                <text:p>638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63799">
                <text:p>637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63793">
                <text:p>637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63785">
                <text:p>6378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63778">
                <text:p>6377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63771">
                <text:p>6377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63763">
                <text:p>6376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63755">
                <text:p>637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63747">
                <text:p>637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63740">
                <text:p>637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63735">
                <text:p>637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63731">
                <text:p>637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63726">
                <text:p>637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63723">
                <text:p>637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63715">
                <text:p>637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63705">
                <text:p>637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63705">
                <text:p>637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63708">
                <text:p>637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63719">
                <text:p>637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63732">
                <text:p>637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63739">
                <text:p>637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63746">
                <text:p>637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63758">
                <text:p>637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63773">
                <text:p>6377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63777">
                <text:p>637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63788">
                <text:p>637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63794">
                <text:p>637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63801">
                <text:p>638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63814">
                <text:p>638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63821">
                <text:p>638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63828">
                <text:p>638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63834">
                <text:p>638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63839">
                <text:p>6383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63843">
                <text:p>638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63846">
                <text:p>6384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63852">
                <text:p>638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63855">
                <text:p>638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63874">
                <text:p>638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63878">
                <text:p>638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63880">
                <text:p>638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63882">
                <text:p>638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63880">
                <text:p>6388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63879">
                <text:p>638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63877">
                <text:p>638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63873">
                <text:p>6387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63841">
                <text:p>638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63834">
                <text:p>638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63828">
                <text:p>638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63821">
                <text:p>638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63813">
                <text:p>638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63806">
                <text:p>638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63799">
                <text:p>637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63791">
                <text:p>637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63784">
                <text:p>637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63777">
                <text:p>637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63769">
                <text:p>6376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63761">
                <text:p>6376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63754">
                <text:p>6375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63746">
                <text:p>637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63739">
                <text:p>6373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63734">
                <text:p>637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63729">
                <text:p>637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63726">
                <text:p>637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63722">
                <text:p>637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63718">
                <text:p>637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63715">
                <text:p>637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63712">
                <text:p>637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63709">
                <text:p>637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63706">
                <text:p>637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63705">
                <text:p>637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63705">
                <text:p>637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63708">
                <text:p>637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63844">
                <text:p>638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63847">
                <text:p>638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63850">
                <text:p>6385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63854">
                <text:p>638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63856">
                <text:p>6385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63849">
                <text:p>638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63842">
                <text:p>638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63834">
                <text:p>638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63828">
                <text:p>638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63820">
                <text:p>638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63813">
                <text:p>6381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63807">
                <text:p>638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63800">
                <text:p>638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63793">
                <text:p>637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63786">
                <text:p>6378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63779">
                <text:p>637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63772">
                <text:p>637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63761">
                <text:p>637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63753">
                <text:p>637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63746">
                <text:p>637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63739">
                <text:p>637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63731">
                <text:p>637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63716">
                <text:p>637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63706">
                <text:p>637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63703">
                <text:p>637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63692">
                <text:p>636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63693">
                <text:p>636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63697">
                <text:p>636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63705">
                <text:p>637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63711">
                <text:p>637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63718">
                <text:p>637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63732">
                <text:p>637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63739">
                <text:p>637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63746">
                <text:p>637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63752">
                <text:p>637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63759">
                <text:p>6375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63765">
                <text:p>637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63769">
                <text:p>637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63774">
                <text:p>6377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63782">
                <text:p>637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63788">
                <text:p>637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63794">
                <text:p>637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63800">
                <text:p>638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63808">
                <text:p>638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63814">
                <text:p>638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63821">
                <text:p>638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63828">
                <text:p>638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63832">
                <text:p>638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63835">
                <text:p>638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63838">
                <text:p>638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63842">
                <text:p>638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63845">
                <text:p>638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63848">
                <text:p>638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63851">
                <text:p>638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63854">
                <text:p>638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63871">
                <text:p>6387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63855">
                <text:p>638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63848">
                <text:p>638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63840">
                <text:p>6384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63833">
                <text:p>638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63828">
                <text:p>638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63821">
                <text:p>638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63814">
                <text:p>638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63806">
                <text:p>638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63800">
                <text:p>638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63794">
                <text:p>637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63786">
                <text:p>637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63778">
                <text:p>6377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63770">
                <text:p>6377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63763">
                <text:p>637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63756">
                <text:p>637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63748">
                <text:p>637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63741">
                <text:p>637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63734">
                <text:p>637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63727">
                <text:p>637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63722">
                <text:p>637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63717">
                <text:p>637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63710">
                <text:p>637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63704">
                <text:p>637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63694">
                <text:p>636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63696">
                <text:p>636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63698">
                <text:p>636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63701">
                <text:p>637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63713">
                <text:p>637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63719">
                <text:p>637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63732">
                <text:p>637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63740">
                <text:p>637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63748">
                <text:p>637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63755">
                <text:p>637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63761">
                <text:p>637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63766">
                <text:p>6376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63772">
                <text:p>637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63778">
                <text:p>6377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63784">
                <text:p>6378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63789">
                <text:p>637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63797">
                <text:p>637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63803">
                <text:p>63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63809">
                <text:p>638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63816">
                <text:p>638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63824">
                <text:p>638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63830">
                <text:p>63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036cm" svg:height="26.964cm" xlink:href=".." xlink:type="simple" chart:class="chart:scatter" chart:style-name="ch1">
        <chart:legend chart:legend-position="end" svg:x="31.184cm" svg:y="13.183cm" style:legend-expansion="high" chart:style-name="ch2"/>
        <chart:plot-area chart:style-name="ch3" table:cell-range-address="'continuous 48s'.A1002:'continuous 48s'.B2001" svg:x="0.68cm" svg:y="0.539cm" svg:width="29.824cm" svg:height="25.886cm">
          <chartooo:coordinate-region svg:x="2.704cm" svg:y="0.738cm" svg:width="27.429cm" svg:height="25.4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inuous 48s'.B1002:'continuous 48s'.B2001" chart:class="chart:scatter">
            <chart:domain table:cell-range-address="'continuous 48s'.A1002:'continuous 48s'.A2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tinuous 48s'.A1002:'continuous 48s'.A2001</svg:desc>
                </draw:g>
              </table:table-cell>
              <table:table-cell office:value-type="float" office:value="-112295936">
                <text:p>-112295936</text:p>
                <draw:g>
                  <svg:desc>'continuous 48s'.B1002:'continuous 48s'.B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12689152">
                <text:p>-112689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8849536">
                <text:p>-118849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9455744">
                <text:p>-119455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19734272">
                <text:p>-119734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20143872">
                <text:p>-12014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20143872">
                <text:p>-120143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19635968">
                <text:p>-119635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19144448">
                <text:p>-119144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18702080">
                <text:p>-1187020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18243328">
                <text:p>-118243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12984064">
                <text:p>-1129840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12590848">
                <text:p>-112590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0592000">
                <text:p>-110592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11771648">
                <text:p>-111771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12263168">
                <text:p>-1122631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12689152">
                <text:p>-112689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15736576">
                <text:p>-115736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9717888">
                <text:p>-1197178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18816768">
                <text:p>-118816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18276096">
                <text:p>-1182760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13737728">
                <text:p>-1137377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12951296">
                <text:p>-112951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10051328">
                <text:p>-1100513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09395968">
                <text:p>-1093959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09723648">
                <text:p>-109723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09838336">
                <text:p>-109838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17243904">
                <text:p>-1172439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8833152">
                <text:p>-118833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21290752">
                <text:p>-121290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21323520">
                <text:p>-1213235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19341056">
                <text:p>-1193410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18325248">
                <text:p>-1183252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17981184">
                <text:p>-1179811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13131520">
                <text:p>-1131315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1820800">
                <text:p>-1118208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1558656">
                <text:p>-111558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0592000">
                <text:p>-11059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09821952">
                <text:p>-1098219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09821952">
                <text:p>-1098219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09969408">
                <text:p>-1099694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0592000">
                <text:p>-110592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11656960">
                <text:p>-1116569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12607232">
                <text:p>-1126072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13573888">
                <text:p>-1135738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17440512">
                <text:p>-1174405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21028608">
                <text:p>-1210286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21159680">
                <text:p>-1211596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21257984">
                <text:p>-1212579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21028608">
                <text:p>-1210286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20029184">
                <text:p>-1200291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19521280">
                <text:p>-1195212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18964224">
                <text:p>-1189642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13606656">
                <text:p>-1136066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13197056">
                <text:p>-1131970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0100480">
                <text:p>-1101004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09821952">
                <text:p>-1098219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09658112">
                <text:p>-1096581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09641728">
                <text:p>-1096417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13246208">
                <text:p>-1132462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3688576">
                <text:p>-1136885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9570432">
                <text:p>-1195704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19472128">
                <text:p>-1194721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19095296">
                <text:p>-119095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13737728">
                <text:p>-113737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12492544">
                <text:p>-1124925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0100480">
                <text:p>-1101004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09559808">
                <text:p>-1095598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09363200">
                <text:p>-1093632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09821952">
                <text:p>-1098219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11771648">
                <text:p>-1117716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12263168">
                <text:p>-1122631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13246208">
                <text:p>-1132462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3639424">
                <text:p>-1136394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8374400">
                <text:p>-1183744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8816768">
                <text:p>-1188167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20143872">
                <text:p>-120143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21028608">
                <text:p>-1210286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21028608">
                <text:p>-1210286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20930304">
                <text:p>-1209303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18325248">
                <text:p>-1183252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12984064">
                <text:p>-1129840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12558080">
                <text:p>-1125580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0182400">
                <text:p>-1101824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12754688">
                <text:p>-1127546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13262592">
                <text:p>-1132625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4212864">
                <text:p>-1142128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8505472">
                <text:p>-118505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8964224">
                <text:p>-1189642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21208832">
                <text:p>-1212088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21159680">
                <text:p>-1211596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20176640">
                <text:p>-1201766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18865920">
                <text:p>-1188659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13754112">
                <text:p>-1137541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12771072">
                <text:p>-1127710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12017408">
                <text:p>-1120174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1607808">
                <text:p>-1116078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0166016">
                <text:p>-1101660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09395968">
                <text:p>-1093959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09379584">
                <text:p>-1093795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09379584">
                <text:p>-1093795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0149632">
                <text:p>-1101496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0444544">
                <text:p>-1104445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3590272">
                <text:p>-1135902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6523008">
                <text:p>-1165230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9242752">
                <text:p>-1192427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20225792">
                <text:p>-1202257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19095296">
                <text:p>-1190952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18603776">
                <text:p>-1186037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15736576">
                <text:p>-1157365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13623040">
                <text:p>-11362304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12328704">
                <text:p>-1123287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11951872">
                <text:p>-1119518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09248512">
                <text:p>-1092485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11558656">
                <text:p>-1115586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12984064">
                <text:p>-1129840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9406592">
                <text:p>-1194065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20930304">
                <text:p>-1209303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19635968">
                <text:p>-1196359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18259712">
                <text:p>-1182597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1820800">
                <text:p>-1118208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0051328">
                <text:p>-1100513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09821952">
                <text:p>-1098219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09363200">
                <text:p>-1093632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11181824">
                <text:p>-1111818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12492544">
                <text:p>-11249254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13475584">
                <text:p>-1134755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9046144">
                <text:p>-1190461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18276096">
                <text:p>-1182760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13655808">
                <text:p>-1136558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13246208">
                <text:p>-1132462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2852992">
                <text:p>-1128529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2443392">
                <text:p>-1124433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09641728">
                <text:p>-1096417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09412352">
                <text:p>-1094123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09232128">
                <text:p>-10923212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09723648">
                <text:p>-1097236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10739456">
                <text:p>-1107394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11181824">
                <text:p>-1111818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13016832">
                <text:p>-1130168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13508352">
                <text:p>-1135083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8243328">
                <text:p>-1182433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9078912">
                <text:p>-1190789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9504896">
                <text:p>-1195048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21012224">
                <text:p>-1210122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21012224">
                <text:p>-1210122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19177216">
                <text:p>-1191772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18259712">
                <text:p>-1182597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15736576">
                <text:p>-1157365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2852992">
                <text:p>-1128529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2443392">
                <text:p>-1124433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1509504">
                <text:p>-1115095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0067712">
                <text:p>-1100677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09215744">
                <text:p>-1092157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09641728">
                <text:p>-1096417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10592000">
                <text:p>-110592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12869376">
                <text:p>-1128693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8964224">
                <text:p>-1189642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9504896">
                <text:p>-1195048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17243904">
                <text:p>-1172439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13557504">
                <text:p>-1135575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4212864">
                <text:p>-1142128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18996992">
                <text:p>-1189969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19390208">
                <text:p>-1193902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19521280">
                <text:p>-11952128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8505472">
                <text:p>-11850547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15228672">
                <text:p>-1152286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13524736">
                <text:p>-1135247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13098752">
                <text:p>-1130987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10739456">
                <text:p>-1107394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10067712">
                <text:p>-1100677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09641728">
                <text:p>-1096417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10100480">
                <text:p>-11010048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3000448">
                <text:p>-1130004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3475584">
                <text:p>-1134755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3868800">
                <text:p>-1138688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19046144">
                <text:p>-1190461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21208832">
                <text:p>-1212088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21225216">
                <text:p>-1212252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9013376">
                <text:p>-1190133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11427584">
                <text:p>-11142758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10051328">
                <text:p>-1100513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09674496">
                <text:p>-1096744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09363200">
                <text:p>-1093632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09232128">
                <text:p>-10923212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09232128">
                <text:p>-1092321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09395968">
                <text:p>-1093959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09625344">
                <text:p>-10962534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09821952">
                <text:p>-1098219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11755264">
                <text:p>-111755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31cm" svg:height="25.235cm" xlink:href=".." xlink:type="simple" chart:class="chart:scatter" chart:style-name="ch1">
        <chart:legend chart:legend-position="end" svg:x="32.779cm" svg:y="12.318cm" style:legend-expansion="high" chart:style-name="ch2"/>
        <chart:plot-area chart:style-name="ch3" table:cell-range-address="'continuous 48s'.A2003:'continuous 48s'.B3002" svg:x="0.712cm" svg:y="0.504cm" svg:width="31.355cm" svg:height="24.227cm">
          <chartooo:coordinate-region svg:x="2.736cm" svg:y="0.703cm" svg:width="28.959cm" svg:height="23.8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tinuous 48s'.B2003:'continuous 48s'.B3002" chart:class="chart:scatter">
            <chart:domain table:cell-range-address="'continuous 48s'.A2003:'continuous 48s'.A3002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tinuous 48s'.A2003:'continuous 48s'.A3002</svg:desc>
                </draw:g>
              </table:table-cell>
              <table:table-cell office:value-type="float" office:value="-109428736">
                <text:p>-109428736</text:p>
                <draw:g>
                  <svg:desc>'continuous 48s'.B2003:'continuous 48s'.B3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09051904">
                <text:p>-109051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09232128">
                <text:p>-109232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09412352">
                <text:p>-109412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09690880">
                <text:p>-1096908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0444544">
                <text:p>-110444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10936064">
                <text:p>-11093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20176640">
                <text:p>-1201766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18849536">
                <text:p>-118849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18390784">
                <text:p>-118390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13623040">
                <text:p>-1136230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13131520">
                <text:p>-1131315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11853568">
                <text:p>-1118535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11181824">
                <text:p>-111181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09051904">
                <text:p>-109051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08920832">
                <text:p>-108920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08838912">
                <text:p>-1088389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09412352">
                <text:p>-109412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13262592">
                <text:p>-113262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18915072">
                <text:p>-1189150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18439936">
                <text:p>-118439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17981184">
                <text:p>-1179811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6523008">
                <text:p>-116523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12492544">
                <text:p>-1124925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11427584">
                <text:p>-1114275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0526464">
                <text:p>-1105264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09674496">
                <text:p>-109674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09002752">
                <text:p>-1090027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09002752">
                <text:p>-1090027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09363200">
                <text:p>-1093632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09559808">
                <text:p>-1095598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11427584">
                <text:p>-1114275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1951872">
                <text:p>-111951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2820224">
                <text:p>-112820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21012224">
                <text:p>-1210122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20078336">
                <text:p>-120078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7243904">
                <text:p>-1172439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3508352">
                <text:p>-1135083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3098752">
                <text:p>-1130987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11558656">
                <text:p>-1115586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0444544">
                <text:p>-1104445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0067712">
                <text:p>-1100677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09248512">
                <text:p>-109248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08953600">
                <text:p>-1089536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08920832">
                <text:p>-1089208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09019136">
                <text:p>-109019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09215744">
                <text:p>-1092157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09461504">
                <text:p>-1094615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09690880">
                <text:p>-1096908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2623616">
                <text:p>-1126236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13606656">
                <text:p>-1136066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15081216">
                <text:p>-1150812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19144448">
                <text:p>-1191444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19390208">
                <text:p>-1193902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20242176">
                <text:p>-1202421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4507776">
                <text:p>-1145077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3262592">
                <text:p>-1132625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12443392">
                <text:p>-1124433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12017408">
                <text:p>-1120174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11017984">
                <text:p>-1110179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09723648">
                <text:p>-1097236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09002752">
                <text:p>-1090027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08871680">
                <text:p>-1088716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08822528">
                <text:p>-1088225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08953600">
                <text:p>-1089536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09166592">
                <text:p>-1091665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10247936">
                <text:p>-1102479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3000448">
                <text:p>-1130004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3475584">
                <text:p>-1134755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15982336">
                <text:p>-1159823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18702080">
                <text:p>-1187020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19046144">
                <text:p>-1190461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20078336">
                <text:p>-1200783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18489088">
                <text:p>-1184890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13262592">
                <text:p>-1132625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12852992">
                <text:p>-1128529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11034368">
                <text:p>-1110343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0149632">
                <text:p>-1101496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09363200">
                <text:p>-1093632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09133824">
                <text:p>-1091338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09019136">
                <text:p>-1090191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08871680">
                <text:p>-1088716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08773376">
                <text:p>-1087733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08838912">
                <text:p>-1088389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08986368">
                <text:p>-1089863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09395968">
                <text:p>-1093959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10149632">
                <text:p>-1101496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2001024">
                <text:p>-112001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14507776">
                <text:p>-1145077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18603776">
                <text:p>-1186037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19046144">
                <text:p>-1190461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19701504">
                <text:p>-1197015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20291328">
                <text:p>-1202913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19078912">
                <text:p>-1190789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5736576">
                <text:p>-1157365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5081216">
                <text:p>-1150812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3868800">
                <text:p>-1138688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13442816">
                <text:p>-1134428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13016832">
                <text:p>-1130168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12181248">
                <text:p>-1121812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11427584">
                <text:p>-1114275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0182400">
                <text:p>-1101824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09166592">
                <text:p>-1091665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09215744">
                <text:p>-1092157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09363200">
                <text:p>-1093632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09625344">
                <text:p>-1096253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2394240">
                <text:p>-1123942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15851264">
                <text:p>-1158512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20143872">
                <text:p>-1201438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20373248">
                <text:p>-1203732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21257984">
                <text:p>-1212579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21290752">
                <text:p>-1212907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21225216">
                <text:p>-1212252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20029184">
                <text:p>-1200291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19046144">
                <text:p>-1190461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18669312">
                <text:p>-1186693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18243328">
                <text:p>-1182433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13491968">
                <text:p>-1134919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13065984">
                <text:p>-1130659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12246784">
                <text:p>-1122467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0739456">
                <text:p>-1107394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10084096">
                <text:p>-1100840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09690880">
                <text:p>-1096908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09559808">
                <text:p>-1095598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09674496">
                <text:p>-1096744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0133248">
                <text:p>-1101332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3590272">
                <text:p>-1135902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18407168">
                <text:p>-1184071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18882304">
                <text:p>-1188823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20078336">
                <text:p>-1200783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20373248">
                <text:p>-1203732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21421824">
                <text:p>-1214218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21487360">
                <text:p>-12148736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21356288">
                <text:p>-1213562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20586240">
                <text:p>-12058624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19226368">
                <text:p>-1192263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13246208">
                <text:p>-1132462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12771072">
                <text:p>-1127710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12394240">
                <text:p>-1123942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09625344">
                <text:p>-1096253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09723648">
                <text:p>-1097236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0166016">
                <text:p>-1101660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1230976">
                <text:p>-1112309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1673344">
                <text:p>-1116733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3590272">
                <text:p>-1135902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19455744">
                <text:p>-1194557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20242176">
                <text:p>-1202421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8915072">
                <text:p>-1189150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8374400">
                <text:p>-1183744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13819648">
                <text:p>-1138196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13016832">
                <text:p>-1130168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12033792">
                <text:p>-1120337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11149056">
                <text:p>-1111490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10444544">
                <text:p>-1104445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10133248">
                <text:p>-1101332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09723648">
                <text:p>-10972364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09821952">
                <text:p>-1098219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1329280">
                <text:p>-11132928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3262592">
                <text:p>-1132625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17096448">
                <text:p>-1170964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18702080">
                <text:p>-1187020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20930304">
                <text:p>-1209303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21208832">
                <text:p>-1212088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21503744">
                <text:p>-1215037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21651200">
                <text:p>-1216512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21339904">
                <text:p>-1213399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13082368">
                <text:p>-11308236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11034368">
                <text:p>-1110343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09838336">
                <text:p>-1098383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2017408">
                <text:p>-1120174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3262592">
                <text:p>-1132625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18276096">
                <text:p>-1182760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21356288">
                <text:p>-1213562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21749504">
                <text:p>-1217495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21847808">
                <text:p>-1218478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21847808">
                <text:p>-1218478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20143872">
                <text:p>-1201438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9226368">
                <text:p>-1192263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8833152">
                <text:p>-1188331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8308864">
                <text:p>-1183088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13754112">
                <text:p>-1137541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12984064">
                <text:p>-1129840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12394240">
                <text:p>-11239424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11771648">
                <text:p>-11177164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0149632">
                <text:p>-1101496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0182400">
                <text:p>-1101824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1640576">
                <text:p>-1116405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3573888">
                <text:p>-1135738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21094144">
                <text:p>-1210941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22011648">
                <text:p>-1220116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22011648">
                <text:p>-1220116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21290752">
                <text:p>-1212907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09084672">
                <text:p>-1090846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09248512">
                <text:p>-1092485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09674496">
                <text:p>-10967449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0100480">
                <text:p>-11010048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11329280">
                <text:p>-11132928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11820800">
                <text:p>-1118208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13246208">
                <text:p>-1132462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18603776">
                <text:p>-1186037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19144448">
                <text:p>-1191444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19439360">
                <text:p>-11943936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20078336">
                <text:p>-12007833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20651776">
                <text:p>-1206517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18505472">
                <text:p>-1185054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13491968">
                <text:p>-1134919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13082368">
                <text:p>-11308236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12623616">
                <text:p>-1126236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10510080">
                <text:p>-11051008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09395968">
                <text:p>-1093959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09248512">
                <text:p>-1092485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09068288">
                <text:p>-1090682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09166592">
                <text:p>-1091665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13917952">
                <text:p>-1139179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18325248">
                <text:p>-1183252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18816768">
                <text:p>-1188167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19652352">
                <text:p>-1196523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21143296">
                <text:p>-1211432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21143296">
                <text:p>-1211432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19521280">
                <text:p>-1195212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19013376">
                <text:p>-1190133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12918528">
                <text:p>-1129185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12492544">
                <text:p>-1124925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12197632">
                <text:p>-11219763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11329280">
                <text:p>-11132928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09592576">
                <text:p>-1095925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